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f34" officeooo:paragraph-rsid="00033f3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6090" officeooo:paragraph-rsid="00036090"/>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rsid="0003c9a0" officeooo:paragraph-rsid="0003c9a0"/>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4b5e9" officeooo:paragraph-rsid="0004b5e9"/>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65939" officeooo:paragraph-rsid="0006593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b0aa" officeooo:paragraph-rsid="0006b0aa"/>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82fef" officeooo:paragraph-rsid="00082fef"/>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93b6" officeooo:paragraph-rsid="000893b6"/>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9613b" officeooo:paragraph-rsid="0009613b"/>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a57f8" officeooo:paragraph-rsid="000a57f8"/>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d6082" officeooo:paragraph-rsid="000d6082"/>
    </style:style>
    <style:style style:name="P12" style:family="paragraph" style:parent-style-name="Standard" style:master-page-name="">
      <loext:graphic-properties draw:fill="none"/>
      <style:paragraph-properties fo:margin-left="0.75in" fo:margin-right="0.5in" fo:text-indent="0in" style:auto-text-indent="false" style:page-number="auto" fo:background-color="transparent"/>
      <style:text-properties officeooo:rsid="000d6082" officeooo:paragraph-rsid="000d6082"/>
    </style:style>
    <style:style style:name="P13"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de75b" officeooo:paragraph-rsid="000de75b"/>
    </style:style>
    <style:style style:name="P14"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paragraph-rsid="00268791"/>
    </style:style>
    <style:style style:name="P15" style:family="paragraph" style:parent-style-name="Standard">
      <loext:graphic-properties draw:fill="none"/>
      <style:paragraph-properties fo:margin-left="0.25in" fo:margin-right="0.5in" fo:text-indent="-0.25in" style:auto-text-indent="false" fo:background-color="transparent"/>
      <style:text-properties officeooo:rsid="000de75b" officeooo:paragraph-rsid="000de75b"/>
    </style:style>
    <style:style style:name="P16"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0fb9ce"/>
    </style:style>
    <style:style style:name="P17" style:family="paragraph" style:parent-style-name="Standard">
      <loext:graphic-properties draw:fill="none"/>
      <style:paragraph-properties fo:margin-left="0.25in" fo:margin-right="0.5in" fo:text-indent="-0.25in" style:auto-text-indent="false" fo:background-color="transparent"/>
      <style:text-properties officeooo:rsid="0011ab64" officeooo:paragraph-rsid="0011ab64"/>
    </style:style>
    <style:style style:name="P18" style:family="paragraph" style:parent-style-name="Standard">
      <loext:graphic-properties draw:fill="none"/>
      <style:paragraph-properties fo:margin-left="0.25in" fo:margin-right="0.5in" fo:text-indent="-0.25in" style:auto-text-indent="false" fo:background-color="transparent"/>
      <style:text-properties officeooo:rsid="00120ec6" officeooo:paragraph-rsid="00120ec6"/>
    </style:style>
    <style:style style:name="P19" style:family="paragraph" style:parent-style-name="Standard">
      <loext:graphic-properties draw:fill="none"/>
      <style:paragraph-properties fo:margin-left="0.25in" fo:margin-right="0.5in" fo:text-indent="-0.25in" style:auto-text-indent="false" fo:background-color="transparent"/>
      <style:text-properties officeooo:rsid="0014bf9a" officeooo:paragraph-rsid="0014bf9a"/>
    </style:style>
    <style:style style:name="P20" style:family="paragraph" style:parent-style-name="Standard">
      <loext:graphic-properties draw:fill="none"/>
      <style:paragraph-properties fo:margin-left="0.25in" fo:margin-right="0.5in" fo:text-indent="-0.25in" style:auto-text-indent="false" fo:background-color="transparent"/>
      <style:text-properties officeooo:rsid="00158714" officeooo:paragraph-rsid="00158714"/>
    </style:style>
    <style:style style:name="P21" style:family="paragraph" style:parent-style-name="Standard">
      <loext:graphic-properties draw:fill="none"/>
      <style:paragraph-properties fo:margin-left="0.25in" fo:margin-right="0.5in" fo:text-indent="-0.25in" style:auto-text-indent="false" fo:background-color="transparent"/>
      <style:text-properties officeooo:rsid="0018879a" officeooo:paragraph-rsid="0018879a"/>
    </style:style>
    <style:style style:name="P22" style:family="paragraph" style:parent-style-name="Standard">
      <loext:graphic-properties draw:fill="none"/>
      <style:paragraph-properties fo:margin-left="0.25in" fo:margin-right="0.5in" fo:text-indent="-0.25in" style:auto-text-indent="false" fo:background-color="transparent"/>
      <style:text-properties officeooo:rsid="001e0615" officeooo:paragraph-rsid="001e0615"/>
    </style:style>
    <style:style style:name="P23" style:family="paragraph" style:parent-style-name="Standard">
      <loext:graphic-properties draw:fill="none"/>
      <style:paragraph-properties fo:margin-left="0.25in" fo:margin-right="0.5in" fo:text-indent="-0.25in" style:auto-text-indent="false" fo:background-color="transparent"/>
      <style:text-properties officeooo:rsid="001facdf" officeooo:paragraph-rsid="001facdf"/>
    </style:style>
    <style:style style:name="P24" style:family="paragraph" style:parent-style-name="Standard">
      <loext:graphic-properties draw:fill="none"/>
      <style:paragraph-properties fo:margin-left="0.25in" fo:margin-right="0.5in" fo:text-indent="-0.25in" style:auto-text-indent="false" fo:background-color="transparent"/>
      <style:text-properties officeooo:rsid="0023fc0f" officeooo:paragraph-rsid="0023fc0f"/>
    </style:style>
    <style:style style:name="P25" style:family="paragraph" style:parent-style-name="Standard">
      <loext:graphic-properties draw:fill="none"/>
      <style:paragraph-properties fo:margin-left="0.25in" fo:margin-right="0.5in" fo:text-indent="-0.25in" style:auto-text-indent="false" fo:background-color="transparent"/>
      <style:text-properties officeooo:rsid="00258a05" officeooo:paragraph-rsid="00258a05"/>
    </style:style>
    <style:style style:name="P26" style:family="paragraph" style:parent-style-name="Standard">
      <loext:graphic-properties draw:fill="none"/>
      <style:paragraph-properties fo:margin-left="0.25in" fo:margin-right="0.5in" fo:text-indent="-0.25in" style:auto-text-indent="false" fo:background-color="transparent"/>
      <style:text-properties officeooo:rsid="0026f3a0" officeooo:paragraph-rsid="0026f3a0"/>
    </style:style>
    <style:style style:name="P27" style:family="paragraph" style:parent-style-name="Standard">
      <loext:graphic-properties draw:fill="none"/>
      <style:paragraph-properties fo:margin-left="0.25in" fo:margin-right="0.5in" fo:text-indent="-0.25in" style:auto-text-indent="false" fo:background-color="transparent"/>
      <style:text-properties officeooo:rsid="00290dd6" officeooo:paragraph-rsid="00290dd6"/>
    </style:style>
    <style:style style:name="P28" style:family="paragraph" style:parent-style-name="Standard">
      <loext:graphic-properties draw:fill="none"/>
      <style:paragraph-properties fo:margin-left="0.25in" fo:margin-right="0.5in" fo:text-indent="-0.25in" style:auto-text-indent="false" fo:background-color="transparent"/>
      <style:text-properties officeooo:rsid="002b0ab7" officeooo:paragraph-rsid="002b0ab7"/>
    </style:style>
    <style:style style:name="P29" style:family="paragraph" style:parent-style-name="Standard">
      <loext:graphic-properties draw:fill="none"/>
      <style:paragraph-properties fo:margin-left="0.25in" fo:margin-right="0.5in" fo:text-indent="-0.25in" style:auto-text-indent="false" fo:background-color="transparent"/>
      <style:text-properties officeooo:rsid="002cd994" officeooo:paragraph-rsid="002cd994"/>
    </style:style>
    <style:style style:name="P30" style:family="paragraph" style:parent-style-name="Standard">
      <loext:graphic-properties draw:fill="none"/>
      <style:paragraph-properties fo:margin-left="0.25in" fo:margin-right="0.5in" fo:text-indent="-0.25in" style:auto-text-indent="false" fo:background-color="transparent"/>
      <style:text-properties officeooo:rsid="002e0c3c" officeooo:paragraph-rsid="002e0c3c"/>
    </style:style>
    <style:style style:name="P31" style:family="paragraph" style:parent-style-name="Standard">
      <loext:graphic-properties draw:fill="none"/>
      <style:paragraph-properties fo:margin-left="0.25in" fo:margin-right="0.5in" fo:text-indent="-0.25in" style:auto-text-indent="false" fo:background-color="transparent"/>
      <style:text-properties officeooo:rsid="002e1cc4" officeooo:paragraph-rsid="002e1cc4"/>
    </style:style>
    <style:style style:name="P32" style:family="paragraph" style:parent-style-name="Standard">
      <loext:graphic-properties draw:fill="none"/>
      <style:paragraph-properties fo:margin-left="0.25in" fo:margin-right="0.5in" fo:text-indent="-0.25in" style:auto-text-indent="false" fo:background-color="transparent"/>
      <style:text-properties officeooo:rsid="0011ab64" officeooo:paragraph-rsid="0011ab64"/>
    </style:style>
    <style:style style:name="P33"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20ec6" officeooo:paragraph-rsid="00120ec6"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351e6" officeooo:paragraph-rsid="001351e6"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4bf9a" officeooo:paragraph-rsid="0014bf9a"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6baf2" officeooo:paragraph-rsid="0016baf2"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8879a" officeooo:paragraph-rsid="0018879a"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9532a" officeooo:paragraph-rsid="0019532a"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a6f84" officeooo:paragraph-rsid="001a6f84"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c2aa9" officeooo:paragraph-rsid="001c2aa9"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e0615" officeooo:paragraph-rsid="001e0615" style:font-style-asian="normal" style:font-weight-asian="normal" style:font-style-complex="normal" style:font-weight-complex="normal"/>
    </style:style>
    <style:style style:name="P42"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facdf" officeooo:paragraph-rsid="001e0615" style:font-style-asian="normal" style:font-weight-asian="normal" style:font-style-complex="normal" style:font-weight-complex="normal"/>
    </style:style>
    <style:style style:name="P43"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123b5" officeooo:paragraph-rsid="002123b5" style:font-style-asian="normal" style:font-weight-asian="normal" style:font-style-complex="normal" style:font-weight-complex="normal"/>
    </style:style>
    <style:style style:name="P44"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3fc0f" officeooo:paragraph-rsid="0023fc0f" style:font-style-asian="normal" style:font-weight-asian="normal" style:font-style-complex="normal" style:font-weight-complex="normal"/>
    </style:style>
    <style:style style:name="P45"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58a05" officeooo:paragraph-rsid="00258a05" style:font-style-asian="normal" style:font-weight-asian="normal" style:font-style-complex="normal" style:font-weight-complex="normal"/>
    </style:style>
    <style:style style:name="P46"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68791" officeooo:paragraph-rsid="00268791" style:font-style-asian="normal" style:font-weight-asian="normal" style:font-style-complex="normal" style:font-weight-complex="normal"/>
    </style:style>
    <style:style style:name="P47"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158714" officeooo:paragraph-rsid="001e0615" style:font-style-asian="normal" style:font-weight-asian="normal" style:font-style-complex="normal" style:font-weight-complex="normal"/>
    </style:style>
    <style:style style:name="P48"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6f3a0" officeooo:paragraph-rsid="0026f3a0" style:font-style-asian="normal" style:font-weight-asian="normal" style:font-style-complex="normal" style:font-weight-complex="normal"/>
    </style:style>
    <style:style style:name="P49"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90dd6" officeooo:paragraph-rsid="00290dd6" style:font-style-asian="normal" style:font-weight-asian="normal" style:font-style-complex="normal" style:font-weight-complex="normal"/>
    </style:style>
    <style:style style:name="P50"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b0ab7" officeooo:paragraph-rsid="002b0ab7" style:font-style-asian="normal" style:font-weight-asian="normal" style:font-style-complex="normal" style:font-weight-complex="normal"/>
    </style:style>
    <style:style style:name="P51"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ba048" officeooo:paragraph-rsid="002ba048" style:font-style-asian="normal" style:font-weight-asian="normal" style:font-style-complex="normal" style:font-weight-complex="normal"/>
    </style:style>
    <style:style style:name="P52"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cd994" officeooo:paragraph-rsid="002cd994" style:font-style-asian="normal" style:font-weight-asian="normal" style:font-style-complex="normal" style:font-weight-complex="normal"/>
    </style:style>
    <style:style style:name="P53"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e0c3c" officeooo:paragraph-rsid="002cd994" style:font-style-asian="normal" style:font-weight-asian="normal" style:font-style-complex="normal" style:font-weight-complex="normal"/>
    </style:style>
    <style:style style:name="P54"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e0c3c" officeooo:paragraph-rsid="002e0c3c" style:font-style-asian="normal" style:font-weight-asian="normal" style:font-style-complex="normal" style:font-weight-complex="normal"/>
    </style:style>
    <style:style style:name="P55"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e1cc4" officeooo:paragraph-rsid="002e1cc4" style:font-style-asian="normal" style:font-weight-asian="normal" style:font-style-complex="normal" style:font-weight-complex="normal"/>
    </style:style>
    <style:style style:name="P56"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2e49dd" officeooo:paragraph-rsid="002e49dd" style:font-style-asian="normal" style:font-weight-asian="normal" style:font-style-complex="normal" style:font-weight-complex="normal"/>
    </style:style>
    <style:style style:name="P57"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3fcb48" officeooo:paragraph-rsid="003fcb48" style:font-style-asian="normal" style:font-weight-asian="normal" style:font-style-complex="normal" style:font-weight-complex="normal"/>
    </style:style>
    <style:style style:name="P58"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40f333" officeooo:paragraph-rsid="0040f333" style:font-style-asian="normal" style:font-weight-asian="normal" style:font-style-complex="normal" style:font-weight-complex="normal"/>
    </style:style>
    <style:style style:name="P59" style:family="paragraph" style:parent-style-name="Standard">
      <loext:graphic-properties draw:fill="none"/>
      <style:paragraph-properties fo:margin-left="0.25in" fo:margin-right="0.5in" fo:text-indent="-0.25in" style:auto-text-indent="false" fo:background-color="transparent"/>
      <style:text-properties fo:font-style="normal" style:text-underline-style="none" fo:font-weight="normal" officeooo:rsid="00415c89" officeooo:paragraph-rsid="00415c89" style:font-style-asian="normal" style:font-weight-asian="normal" style:font-style-complex="normal" style:font-weight-complex="normal"/>
    </style:style>
    <style:style style:name="P60"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3f9f2c"/>
    </style:style>
    <style:style style:name="P61" style:family="paragraph" style:parent-style-name="Standard">
      <loext:graphic-properties draw:fill="none"/>
      <style:paragraph-properties fo:margin-left="0.25in" fo:margin-right="0.5in" fo:text-indent="-0.25in" style:auto-text-indent="false" fo:background-color="transparent"/>
      <style:text-properties officeooo:rsid="002ff043" officeooo:paragraph-rsid="002ff043"/>
    </style:style>
    <style:style style:name="P62" style:family="paragraph" style:parent-style-name="Standard">
      <loext:graphic-properties draw:fill="none"/>
      <style:paragraph-properties fo:margin-left="0.25in" fo:margin-right="0.5in" fo:text-indent="-0.25in" style:auto-text-indent="false" fo:background-color="transparent"/>
      <style:text-properties officeooo:rsid="0030737d" officeooo:paragraph-rsid="0030737d"/>
    </style:style>
    <style:style style:name="P63" style:family="paragraph" style:parent-style-name="Standard">
      <loext:graphic-properties draw:fill="none"/>
      <style:paragraph-properties fo:margin-left="0.25in" fo:margin-right="0.5in" fo:text-indent="-0.25in" style:auto-text-indent="false" fo:background-color="transparent"/>
      <style:text-properties officeooo:rsid="00322684" officeooo:paragraph-rsid="00322684"/>
    </style:style>
    <style:style style:name="P64" style:family="paragraph" style:parent-style-name="Standard">
      <loext:graphic-properties draw:fill="none"/>
      <style:paragraph-properties fo:margin-left="0.25in" fo:margin-right="0.5in" fo:text-indent="-0.25in" style:auto-text-indent="false" fo:background-color="transparent"/>
      <style:text-properties officeooo:rsid="00322684" officeooo:paragraph-rsid="0032a37b"/>
    </style:style>
    <style:style style:name="P65" style:family="paragraph" style:parent-style-name="Standard">
      <loext:graphic-properties draw:fill="none"/>
      <style:paragraph-properties fo:margin-left="0.25in" fo:margin-right="0.5in" fo:text-indent="-0.25in" style:auto-text-indent="false" fo:background-color="transparent"/>
      <style:text-properties officeooo:rsid="003446c2" officeooo:paragraph-rsid="003446c2"/>
    </style:style>
    <style:style style:name="P66" style:family="paragraph" style:parent-style-name="Standard">
      <loext:graphic-properties draw:fill="none"/>
      <style:paragraph-properties fo:margin-left="0.25in" fo:margin-right="0.5in" fo:text-indent="-0.25in" style:auto-text-indent="false" fo:background-color="transparent"/>
      <style:text-properties officeooo:rsid="0035e70c" officeooo:paragraph-rsid="0035e70c"/>
    </style:style>
    <style:style style:name="P67" style:family="paragraph" style:parent-style-name="Standard">
      <loext:graphic-properties draw:fill="none"/>
      <style:paragraph-properties fo:margin-left="0.25in" fo:margin-right="0.5in" fo:text-indent="-0.25in" style:auto-text-indent="false" fo:background-color="transparent"/>
      <style:text-properties officeooo:rsid="0036b94b" officeooo:paragraph-rsid="0036b94b"/>
    </style:style>
    <style:style style:name="P68" style:family="paragraph" style:parent-style-name="Standard">
      <loext:graphic-properties draw:fill="none"/>
      <style:paragraph-properties fo:margin-left="0.25in" fo:margin-right="0.5in" fo:text-indent="-0.25in" style:auto-text-indent="false" fo:background-color="transparent"/>
      <style:text-properties officeooo:rsid="0038680f" officeooo:paragraph-rsid="0038680f"/>
    </style:style>
    <style:style style:name="P69" style:family="paragraph" style:parent-style-name="Standard">
      <loext:graphic-properties draw:fill="none"/>
      <style:paragraph-properties fo:margin-left="0.25in" fo:margin-right="0.5in" fo:text-indent="-0.25in" style:auto-text-indent="false" fo:background-color="transparent"/>
      <style:text-properties officeooo:rsid="003921c0" officeooo:paragraph-rsid="003921c0"/>
    </style:style>
    <style:style style:name="P70" style:family="paragraph" style:parent-style-name="Standard">
      <loext:graphic-properties draw:fill="none"/>
      <style:paragraph-properties fo:margin-left="0.25in" fo:margin-right="0.5in" fo:text-indent="-0.25in" style:auto-text-indent="false" fo:background-color="transparent"/>
      <style:text-properties officeooo:rsid="003b129f" officeooo:paragraph-rsid="003bce5f"/>
    </style:style>
    <style:style style:name="P71" style:family="paragraph" style:parent-style-name="Standard">
      <loext:graphic-properties draw:fill="none"/>
      <style:paragraph-properties fo:margin-left="0.25in" fo:margin-right="0.5in" fo:text-indent="-0.25in" style:auto-text-indent="false" fo:background-color="transparent"/>
      <style:text-properties officeooo:rsid="003bce5f" officeooo:paragraph-rsid="003bce5f"/>
    </style:style>
    <style:style style:name="P72" style:family="paragraph" style:parent-style-name="Standard">
      <loext:graphic-properties draw:fill="none"/>
      <style:paragraph-properties fo:margin-left="0.25in" fo:margin-right="0.5in" fo:text-indent="-0.25in" style:auto-text-indent="false" fo:background-color="transparent"/>
      <style:text-properties officeooo:rsid="003c25c3" officeooo:paragraph-rsid="003c25c3"/>
    </style:style>
    <style:style style:name="P73" style:family="paragraph" style:parent-style-name="Standard">
      <loext:graphic-properties draw:fill="none"/>
      <style:paragraph-properties fo:margin-left="0.25in" fo:margin-right="0.5in" fo:text-indent="-0.25in" style:auto-text-indent="false" fo:background-color="transparent"/>
      <style:text-properties officeooo:rsid="003de41e" officeooo:paragraph-rsid="003de41e"/>
    </style:style>
    <style:style style:name="P74" style:family="paragraph" style:parent-style-name="Standard">
      <loext:graphic-properties draw:fill="none"/>
      <style:paragraph-properties fo:margin-left="0.25in" fo:margin-right="0.5in" fo:text-indent="-0.25in" style:auto-text-indent="false" fo:background-color="transparent"/>
      <style:text-properties officeooo:rsid="003f6509" officeooo:paragraph-rsid="003f6509"/>
    </style:style>
    <style:style style:name="P75" style:family="paragraph" style:parent-style-name="Standard">
      <loext:graphic-properties draw:fill="none"/>
      <style:paragraph-properties fo:margin-left="0.25in" fo:margin-right="0.5in" fo:text-indent="-0.25in" style:auto-text-indent="false" fo:background-color="transparent"/>
      <style:text-properties officeooo:rsid="003f9f2c" officeooo:paragraph-rsid="003f9f2c"/>
    </style:style>
    <style:style style:name="P76"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11ab64" officeooo:paragraph-rsid="0011ab64"/>
    </style:style>
    <style:style style:name="P77"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fo:font-style="normal" style:text-underline-style="none" fo:font-weight="normal" officeooo:rsid="001e0615" officeooo:paragraph-rsid="001e0615" style:font-style-asian="normal" style:font-weight-asian="normal" style:font-style-complex="normal" style:font-weight-complex="normal"/>
    </style:style>
    <style:style style:name="P78"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2ff043" officeooo:paragraph-rsid="002ff043"/>
    </style:style>
    <style:style style:name="P79"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3f9f2c" officeooo:paragraph-rsid="003f9f2c"/>
    </style:style>
    <style:style style:name="P80" style:family="paragraph" style:parent-style-name="Standard">
      <loext:graphic-properties draw:fill="none"/>
      <style:paragraph-properties fo:margin-left="0in" fo:margin-right="0.5in" fo:text-indent="0in" style:auto-text-indent="false" fo:background-color="transparent"/>
      <style:text-properties fo:font-style="normal" style:text-underline-style="none" fo:font-weight="normal" officeooo:rsid="0014bf9a" officeooo:paragraph-rsid="0014bf9a" style:font-style-asian="normal" style:font-weight-asian="normal" style:font-style-complex="normal" style:font-weight-complex="normal"/>
    </style:style>
    <style:style style:name="P81" style:family="paragraph" style:parent-style-name="Standard">
      <loext:graphic-properties draw:fill="none"/>
      <style:paragraph-properties fo:margin-left="0in" fo:margin-right="0.5in" fo:text-indent="0in" style:auto-text-indent="false" fo:background-color="transparent"/>
      <style:text-properties fo:font-style="normal" style:text-underline-style="none" fo:font-weight="normal" officeooo:rsid="00158714" officeooo:paragraph-rsid="001e0615" style:font-style-asian="normal" style:font-weight-asian="normal" style:font-style-complex="normal" style:font-weight-complex="normal"/>
    </style:style>
    <style:style style:name="T1" style:family="text">
      <style:text-properties officeooo:rsid="0003c9a0"/>
    </style:style>
    <style:style style:name="T2" style:family="text">
      <style:text-properties officeooo:rsid="0004b5e9"/>
    </style:style>
    <style:style style:name="T3" style:family="text">
      <style:text-properties officeooo:rsid="000a57f8"/>
    </style:style>
    <style:style style:name="T4" style:family="text">
      <style:text-properties officeooo:rsid="000b8f46"/>
    </style:style>
    <style:style style:name="T5" style:family="text">
      <style:text-properties officeooo:rsid="000de75b"/>
    </style:style>
    <style:style style:name="T6" style:family="text">
      <style:text-properties officeooo:rsid="000fb9ce"/>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158714" style:font-style-asian="normal" style:font-weight-asian="normal" style:font-style-complex="normal" style:font-weight-complex="normal"/>
    </style:style>
    <style:style style:name="T11" style:family="text">
      <style:text-properties fo:font-style="normal" style:text-underline-style="none" fo:font-weight="normal" officeooo:rsid="0016baf2" style:font-style-asian="normal" style:font-weight-asian="normal" style:font-style-complex="normal" style:font-weight-complex="normal"/>
    </style:style>
    <style:style style:name="T12" style:family="text">
      <style:text-properties fo:font-style="normal" style:text-underline-style="none" fo:font-weight="normal" officeooo:rsid="0019532a" style:font-style-asian="normal" style:font-weight-asian="normal" style:font-style-complex="normal" style:font-weight-complex="normal"/>
    </style:style>
    <style:style style:name="T13" style:family="text">
      <style:text-properties fo:font-style="normal" style:text-underline-style="none" fo:font-weight="normal" officeooo:rsid="001facdf" style:font-style-asian="normal" style:font-weight-asian="normal" style:font-style-complex="normal" style:font-weight-complex="normal"/>
    </style:style>
    <style:style style:name="T14" style:family="text">
      <style:text-properties fo:font-style="normal" style:text-underline-style="none" fo:font-weight="normal" officeooo:rsid="002123b5" style:font-style-asian="normal" style:font-weight-asian="normal" style:font-style-complex="normal" style:font-weight-complex="normal"/>
    </style:style>
    <style:style style:name="T15" style:family="text">
      <style:text-properties fo:font-style="normal" style:text-underline-style="none" fo:font-weight="normal" officeooo:rsid="00268791" style:font-style-asian="normal" style:font-weight-asian="normal" style:font-style-complex="normal" style:font-weight-complex="normal"/>
    </style:style>
    <style:style style:name="T16" style:family="text">
      <style:text-properties fo:font-style="normal" style:text-underline-style="none" fo:font-weight="normal" officeooo:rsid="002b0ab7" style:font-style-asian="normal" style:font-weight-asian="normal" style:font-style-complex="normal" style:font-weight-complex="normal"/>
    </style:style>
    <style:style style:name="T17" style:family="text">
      <style:text-properties fo:font-style="normal" style:text-underline-style="none" fo:font-weight="normal" officeooo:rsid="002ba048" style:font-style-asian="normal" style:font-weight-asian="normal" style:font-style-complex="normal" style:font-weight-complex="normal"/>
    </style:style>
    <style:style style:name="T18" style:family="text">
      <style:text-properties fo:font-style="normal" style:text-underline-style="none" fo:font-weight="normal" officeooo:rsid="002e0c3c" style:font-style-asian="normal" style:font-weight-asian="normal" style:font-style-complex="normal" style:font-weight-complex="normal"/>
    </style:style>
    <style:style style:name="T19" style:family="text">
      <style:text-properties fo:font-style="normal" style:text-underline-style="none" fo:font-weight="normal" officeooo:rsid="002e1cc4" style:font-style-asian="normal" style:font-weight-asian="normal" style:font-style-complex="normal" style:font-weight-complex="normal"/>
    </style:style>
    <style:style style:name="T20" style:family="text">
      <style:text-properties fo:font-style="normal" style:text-underline-style="none" fo:font-weight="normal" officeooo:rsid="002e49dd"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35e70c" style:font-style-asian="normal" style:font-style-complex="normal"/>
    </style:style>
    <style:style style:name="T23" style:family="text">
      <style:text-properties fo:font-style="normal" officeooo:rsid="0036b94b" style:font-style-asian="normal" style:font-style-complex="normal"/>
    </style:style>
    <style:style style:name="T24" style:family="text">
      <style:text-properties fo:font-style="normal" officeooo:rsid="0038680f" style:font-style-asian="normal" style:font-style-complex="normal"/>
    </style:style>
    <style:style style:name="T25" style:family="text">
      <style:text-properties fo:font-style="normal" officeooo:rsid="003921c0" style:font-style-asian="normal" style:font-style-complex="normal"/>
    </style:style>
    <style:style style:name="T26" style:family="text">
      <style:text-properties fo:font-style="normal" officeooo:rsid="003b129f" style:font-style-asian="normal" style:font-style-complex="normal"/>
    </style:style>
    <style:style style:name="T27" style:family="text">
      <style:text-properties fo:font-style="normal" officeooo:rsid="003bce5f" style:font-style-asian="normal" style:font-style-complex="normal"/>
    </style:style>
    <style:style style:name="T28" style:family="text">
      <style:text-properties fo:font-style="normal" officeooo:rsid="003c25c3" style:font-style-asian="normal" style:font-style-complex="normal"/>
    </style:style>
    <style:style style:name="T29" style:family="text">
      <style:text-properties fo:font-style="normal" officeooo:rsid="003f6509" style:font-style-asian="normal" style:font-style-complex="normal"/>
    </style:style>
    <style:style style:name="T30" style:family="text">
      <style:text-properties officeooo:rsid="0030737d"/>
    </style:style>
    <style:style style:name="T31" style:family="text">
      <style:text-properties officeooo:rsid="00322684"/>
    </style:style>
    <style:style style:name="T32" style:family="text">
      <style:text-properties officeooo:rsid="0032a37b"/>
    </style:style>
    <style:style style:name="T33" style:family="text">
      <style:text-properties fo:font-style="italic" style:font-style-asian="italic" style:font-style-complex="italic"/>
    </style:style>
    <style:style style:name="T34" style:family="text">
      <style:text-properties fo:font-style="italic" officeooo:rsid="0035e70c" style:font-style-asian="italic" style:font-style-complex="italic"/>
    </style:style>
    <style:style style:name="T35" style:family="text">
      <style:text-properties officeooo:rsid="0035e70c"/>
    </style:style>
    <style:style style:name="T36" style:family="text">
      <style:text-properties officeooo:rsid="003f9f2c"/>
    </style:style>
    <style:style style:name="T37" style:family="text">
      <style:text-properties style:text-underline-style="solid" style:text-underline-width="auto" style:text-underline-color="font-color"/>
    </style:style>
    <style:style style:name="T38" style:family="text">
      <style:text-properties officeooo:rsid="0040f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2</text:p>
      <text:p text:style-name="P1"/>
      <text:p text:style-name="P2">In<text:span text:style-name="T1"> joining mystism and justice, you will find liberation. Take awe in what beauty this world offers, but don't forget the weakest among us. Fight for a better society, but don't forget to stir in the ineffable truth that we as humans are never meant to fully know. Do this, and everything will fall into place.</text:span></text:p>
      <text:p text:style-name="P3">The gift of busyness is the deliverance from existential dread, no matter how momentary. We have bought into the idea that if we busy ourselves long enough that eventually in that busyness we will eventually find our own uniqueness and use in the world. But for the rest, spending wasted time in pursuit of crazy goals better helps us inadvertantly forge our uniqueness and usefulness. It only serves those with power over us to believe we as yet lack the maturity or the experience to forge our own unique and useful. But to trust that the uniqueness and usefulness of yourself will magically appear our of your soul crushing proported immaturity.</text:p>
      <text:p text:style-name="P3">Someone once said: "When words are both true and kind, they can change our world." Truer words: never spoken.</text:p>
      <text:p text:style-name="P3">How is it that hordes of Christians have missed the greatest part of the Christian story? Why is it that God incarnate would have the choice to incarnate and be any kind of person he wants, and yet he chooses to be a homeless wanderer, shouting at common people that the end is nigh. Picture one of those homeless people carrying a cardboard sign that reads "The End Is Nigh." If he were in reality the second coming of Christ, how would you even know. Well he has no crowd around him, you might say, but I could just as easily retort that no common person will be able to or want to find the time in their busy schedules to even hear this mythical homeless person out. So where even would such a crowd originate from? The crowd would have to be made up of people exactly like and even identical to you. Thus, neccisarily there is no crowd. There could be dozens, even hundreds or thousands of incarnations of the very creator of the cosmos waving a cardboard sign at oncoming traffic, and it would make sense no crowd would ever find the Son of God at all. Why would the creator of the cosmos choose such a humble fellow as his person<text:span text:style-name="T2"> after incarnation? You may wish to respond, "Well, perhaps it is the most effective form to deliver such a message." But we know from history and the present moment that people with real, political power are the ones history books are normally abbout. If God had used his infinite knowledge and power to climb the political ladder in order to send his message unadulterated into history, then we would not have to deal with four sometimes inconsistent or even contradicting accounts of God's human life on this planet. We would know and hear directly from Him what he needed us to know, without mediation.</text:span></text:p>
      <text:p text:style-name="P4"><text:tab/>"But" -- you might say -- "Jesus needed to be who he was in order to be crusified for his innocense and perfectness." But truly God can manage both to get his message across to the planet clearly and unadulterated and also become the ultimate sacreficial lamb to save all of humanity from their sins.</text:p>
      <text:p text:style-name="P4"/>
      <text:p text:style-name="P4">sick cat</text:p>
      <text:p text:style-name="P4">One day dropped off my sick cat. And then it looked at me. It wondered where its going, and thought I'd betrayed our "we." And then he growled and meowed right back at me, I said you're sick, you need to get better. But he just growled at me.</text:p>
      <text:p text:style-name="P4">Oh why of why did my cat die?</text:p>
      <text:p text:style-name="P4"><text:tab/>He was only dropped at the ve<text:span text:style-name="T4">t</text:span>.</text:p>
      <text:p text:style-name="P4"><text:tab/>Oh my sick cat!</text:p>
      <text:p text:style-name="P4"><text:tab/>He's gone. That's that!</text:p>
      <text:p text:style-name="P4"><text:tab/>It was just a cough but I guess that's that!</text:p>
      <text:p text:style-name="P4"/>
      <text:p text:style-name="P4"/>
      <text:p text:style-name="P5"><text:soft-page-break/>I hesitate to say that a "good meditation" feels good because I'm not sure it's true. But a "good meditation" certainly "feels true." It feels like living as "I" actually am rather than as the constructed person that "I" normally live as. It feels true.</text:p>
      <text:p text:style-name="P5">The Pu'er is not terrible. The smell is great, but the tea is just ok. Third steep was best so far. I'll need to figure out a good tea importer. I'd love to sell tea in Thailand. haha. I do like the caffine high. It's pleasant.</text:p>
      <text:p text:style-name="P5">Fourth steep also very decent.</text:p>
      <text:p text:style-name="P5">I wonder what the future holds. I want to say I feel afraid because that's not exactly untrue. But I think I more feel excited. Even failure would be an event. Because she exists, others must exist. Because she exists here, others must exist here. But she is amazing, amazing all the same. To be with or not, each is sufficient. But I do have a preference between the two.</text:p>
      <text:p text:style-name="P5">Even failure would be worth it because hse is already so compelling a person. To stand in relation with her is already a pleasure. To dance already raturous. Nomatter what comes after. This is a game that cannot, should not be won. Rather, we can only agree to keep on playing. Change the rules if we must, bring in more players if we must. But as long as the game keeps going, as long as the hac-i-sac is still in the air, the day was worth living, and the day, when it is past, will still be as valuable a story as any other in my memory. As long as the mask I wear is my own self, and as long as her mask is her very own, there cannot, can never be anything to regret in these days. Every rule can be broken--and should be broken--but as the genuine game continues, no one will or can lose. The game remains fun, exciting, and daring. And challenging of course.</text:p>
      <text:p text:style-name="P6">Haha. It's like your very breath splills over with only the most difficult of the beatitudes.</text:p>
      <text:p text:style-name="P6"/>
      <text:p text:style-name="P6">I broke my teapot. Two days old haha. Metaphor for life? Things you want, humble things that are nonetheless difficult to find, break in a couple days. Born of my one clumsiness and two mindlessness. Seems appropriate, even required somehow.</text:p>
      <text:p text:style-name="P6">While cleaning the death mask, the beard came off. That famous beard. Do I risk my job and tell them, gurenteeing a good restoration? Or do I talk to my friend. I convince myself my friend's restoration will be just as good. And unnoticeable, which is what I need. I need this job after all.</text:p>
      <text:p text:style-name="P6"/>
      <text:p text:style-name="P6">What Little Miss Sunshine said about suffering and creativity. Looking at these pages, there seems to be truth there. A meloncholy truth. Love that word. Meloncholy. Like a just-too-sour watermelon or a very sad dog. Or a very sad dog dragging a just-too-sour watermelon through slushy dirty Tianjin snow</text:p>
      <text:p text:style-name="P6">Perhaps because good art comes from a striving to make sense of the world we are forced to work within. Maybe because of that. Maybe because when we are truly content, it pushes us to relax, to save energy for the next challenge. But when the challenge is found squarely in the internal world, the sure grip of existential angst once again rules my moment. The page to me is really the only place to run.</text:p>
      <text:p text:style-name="P6"/>
      <text:p text:style-name="P7">You, Dao. What say you for this world you put in motion? Is truly your method of mindlessness superior to the mindful action of the Buddha? You made knowledge--knowledge! --dangerous! Dangerous! What gave you that bright idea? Are we really better ants when we are ignorant ants? Are we truly better as a true common man with worries and dreams all-too-convetional and undifferentiated. Is there really Daoist salvation in the boring? Drunkness! Surely being like the drunk man isn't the path! You use the tool of ineffability in order to facilitate a world of pollution and cruelty?! Really!? Must you?</text:p>
      <text:p text:style-name="P7">I know your message, Dao. I now this is rather a strawman, Dao. But must the path that cuts the meat--zig, zag, zoop--be so unbalancing. I know you would say that it is I who am the unbalanced one. I <text:soft-page-break/>decided what was good and what was bad and in that moment once I again I sealed my own fate. I know.</text:p>
      <text:p text:style-name="P7">To dare to live with the Dao. You. You are my partner even if I beg you to scream "I divorce you" three times. We are bedfellows no matter what. I accept you, but I fear at least in this moment I do it out of coersion rather than wisdom or love.</text:p>
      <text:p text:style-name="P7">Is this my mud? I don't want to fall into the depressed artist false trope. But I am writing more. A lot more. Even if useless, surely...good... Is this my mud?</text:p>
      <text:p text:style-name="P8">Being swallowed by my response to light, insignificant coldness? Jabbing my pen as if I only need to cut my way through the paper bag labeled "meloncholies." Because maybe, just maybe, if I free myself I can free others too</text:p>
      <text:p text:style-name="P8">Good pu'er tastes like soil. It builds easily cultivated land in the liver. Why the liver you ask? Well your liver filters our your bodily impurities, of course, and your impurities are your surest source for seeds. Some may not grow, and some may not flower, and most that bear fruit will be better. A few sour. But like the banana tree, one my end up sweet. And that sweet one makes the whole enterprise worth it. Without impurities, we wouldn't have anything to ever try and grow, let alone any sweet fruit in our lives at all. And pu'er provides the soil. Good pu'er anyway.</text:p>
      <text:p text:style-name="P8"/>
      <text:p text:style-name="P8">But you saw. You saw. Nobody sees. But you did. We live in the land of the blind, and you have a goddamn functional eye.</text:p>
      <text:p text:style-name="P8">Don't describe. Engage with the you. It is the humblest of mysticals and mysticaliest of humbles. It's right there before you, under you, in you. Engage and you, I promise, will find salvation. Don't contend but instead feel you way between the tendons and ligaments. Find your mud, make sure your tail is squarely immersed. And drag. And there you will find that long avoidant role within this great uncaring Dao.</text:p>
      <text:p text:style-name="P8">But please ignore the fact that I speak this our of insecurity. For I, too, am still seeking after my mud. I, too, struggle to find the square on the ground where I may sit, unique and useful until death. And maybe, if I've done well, maybe a bit longer. Ignore this fact plase.</text:p>
      <text:p text:style-name="P9">My anger is indeed scary. To me it is anyway. Facts need not fly out the window. Need not. Calmness is not always required but anger kills awe, the very foundation of goodness, of humility. Anger enlightens one great but often missed truth while it obscures and even erases the innumerable truths, little dharmas all over this concrete world. Anger pushes usinto labyrynthine abstract, a byzantine castle built brick-by-brick with our won empty jargon. Jargon that once held a liberatory purpose but now only wall the speaker off from the world as it is. The jargon seeks for the Dao to conform to the ideology rather tahn for the ideology to conform to the Dao.</text:p>
      <text:p text:style-name="P9">But somehow I can't, still can't agree that knowledge brings danger and shortens the lifespan heaven endowed on each of us. Abstracted knowledge, sure, but knowledge-knowledge? No! No.. I don't think so no.</text:p>
      <text:p text:style-name="P9"/>
      <text:p text:style-name="P9">No it's fine if you want to put me in a box. Please put me in a box. But for the love of all that is holy, please put in a box I fit in. I'm a fat guy. That box may be tall enough and Plenty wide enough but it's too goddamn skinny.</text:p>
      <text:p text:style-name="P9"/>
      <text:p text:style-name="P9">Radical acceptance, both of myself, others, and the world. I do think this is rather Daoist. Reminds me of the idea that Confucius wants to reform the world, Buddha to break away from the world, and Laozi to glorify, celebrate, dance, _______ forget the word</text:p>
      <text:p text:style-name="P9">John. You said once that the Dao is chaotic and the more we seek to control that Dao, the more chaotic the Dao becomes in response. And I think there's much truth there. You sought to teach us that like is totally futile and full of suffering and even then very much, very fully worth living. Worth aging through. </text:p>
      <text:p text:style-name="P9"><text:soft-page-break/>It's nto worth sitting on a rock in the middle of the battlefield <text:span text:style-name="T3">when you are, after all, Arjuna, himself. It's going to be awful, but do it anyway. Do it anyway. And then take joy in the boulder rolling back down the mountain.</text:span></text:p>
      <text:p text:style-name="P10">The writer who has forgotten words has nothing to say. The blind must lead the blind because it is the blind who write. Those with an eye are those who stay silent.</text:p>
      <text:p text:style-name="P10"/>
      <text:p text:style-name="P10">The cult of busyness doesn't care if we can keep up. It doesn't care if we really live. The cult believes anything inside itself is good, and anything outside is bad--a waste of time.</text:p>
      <text:p text:style-name="P10"/>
      <text:p text:style-name="P10">Every word is a gamble. And some words are a greater risk than others. There are those who prefer only comfortable words, fitting into individually wrapped-wrapped sentences. And there are those who prefer daring dangerous words in crafted or rambling or opaque sentences. </text:p>
      <text:p text:style-name="P10">There is the snob and there is the lover. The snob gets fulfillment in the fact that they know so much more than others about a given thing, and the lover takes joy in the journey ahead of someone just finding their feet. One cares about themself, and uses their knowledge and experience as a justification of their status; the other seeks to enrich their connecitng with the people around them and to show others the subtle beauty hidden behind the veneer of sophistication. The lover wants to share his beloved with the whole world in any form it will travel; the snob only wants it to travel if safely protected behind the showcase of unchanging, preserved purity.</text:p>
      <text:p text:style-name="P10">But of course all great things in their "purest" form were made by and for the mass of people in a given place. It is the dangerous historical pedastal that trades this gritty perfection for being wrapped in sacred cloth and elevated on a marble pillar in a 3000-year-old temple. Great things are meant to be struggled with and confronted by. A great thing shakes you very veneer of personality off, if only for a moment, exposing mirrored internal and external truths all at once. But by placing the great thing on a pedastal, we turn the thing into a mere it. To be known about, collected, and commodified. It becomes just another thing we have to catch a hold of rather than something to be touched by. Great things are meant to be stood in relation to not stood above or below me or you or anything! What is this about things judging things?</text:p>
      <text:p text:style-name="P10"/>
      <text:p text:style-name="P11">Why would I want to have a series of interchangeable conversations with interchangeable people? Why would I want to work solely within a particular discourse system when I could make each interaction fresh and interesting? Why would I</text:p>
      <text:p text:style-name="P11"/>
      <text:p text:style-name="P11">The Cult of Busyness says, "What are you doing with your time? How have you wasted so many hours when there's so much to be done? You have not yet earned your freetime. You have not yet earned your rest, your exhale, your sleep. Don't you see how he works so hard? How he always answers his Slack instantly? How he sends emails at 3am? How he suffices on 4 hours of sleep a night? How he is the first to arrive and the last to leave? If he can do it, so can you!" And as you channel the Cult of Busyness like Mohammad receiving the Holy Quran from God, like Mohammad, you also transmit it to those you have power over as the Cult of Busyness had handed it down to you. "Speed and quality, like Susan there. She's been working here, what? --3 months, and she runs circles around you. Get back in the game, or else she'll continue to run circles around you." As is so common, this is of course just projection. You dump your own personal insecurities all over the people you have power over. By doing so you turn your personal insecurity and existential dread into "constructive criticism" of a "co-worker." But of course this is just the blind continuing to lead the blind. Sacrificing on the alter of the Cult of Busyness, repeating the sacred words, hardening the holy hierarchy with the most pious, busy people above, and the lazy sleepers, those that dare have personal lives, have friends who they get neither sexual satisfaction nor professional network from. Lazy sleepers who have succumbed to their lazy depression, garnering 9 or even 10 hours in a <text:soft-page-break/>single night--a single night. The gall of those unbelievers. Those atheists. Don't they know those holy words? "Arbeit macht frei"--"Work sets you free." It is the great God whose name is Busyness that will set us all free. He will doom the sloths, those who abuse their beds, the selfish paracites of society and humanity who have not yet worked enough to earn their privelege to sleep.</text:p>
      <text:p text:style-name="P11">Wikipedia: "In The Kingdom of Auschwitz, Otto Friedrich wrote about Rudolf Hoss, regarding his decision to display the motto so prominently at the Auschwitz entrance:</text:p>
      <text:p text:style-name="P12">He seems no to have intended it as a mockery, nor even to have intended it literally, as a false promise that those who worked to exhaustion would eventually be released, but rather <text:span text:style-name="T5">as a kind of mystical declaration that self-sacrifice in the form of endless labour does in itself bring a kind of spiritual freedom.</text:span></text:p>
      <text:p text:style-name="P13">Busyness drives us to exclaim, "I don't have time for this!" Whether that be your hobbies, interests, spiritual journeys. Whether that be your loved one, your children, no matter their age. Busyness makes us singlemindedly focused on winning today's battle with the belief that if we win enough of today's and then today's and then today's battles, we will eventually win the war. And then we will, absolutely, definitely, assuredly will have time for this. Even your children.</text:p>
      <text:p text:style-name="P15">Busyness forces us to believe if you just continue to work harder than everyone else, keep your nose to the grindstone and not up in the clouds, that eventually your day will arrive, and you can finally relax and enjoy.</text:p>
      <text:p text:style-name="P15">Or sometimes Busyness pushes us to say with a heavy heart and tears in our eyes, "I love my job" as a justification for why we're still in it. And we become exactly what the company wants us to be, nothing more. Never more.</text:p>
      <text:p text:style-name="P15">Busyness convinces us that only the champions matter. Only the headliner matters, and all others fall short of him--it's usually a him--in importance, in competence, and of course in salary.</text:p>
      <text:p text:style-name="P15"/>
      <text:p text:style-name="P15">The traditional other phases of growth, maturation, and role in human endeavor--the student and the mentor--become second-most-important at best. Because today's battle is the most important battle that has ever happened or probably will happen. All major resources must be diverted to the frontlines. The students will be alright--the champions, when they were students, survived on less too. The champion cut back, ate pasta, and lived with roommates as well. Had to eat shit as well. And the mentors, largely, had never truly achieved anything as champions. They didn't work hard enough and didn't cultivate their garden well enough. And so those who would otherwise be mentors today seek to keep their fingernails dug into their role as champion, as others who believe their turn to be champion has come up try to push them out. The difference today is that the champions have aged up as have the students. So the mentors no longer exist. No one stands in the way of Busyness to point out how we are repeating old mistakes. No one takes it upon themselves to usher students forward in their roles as champions. The students are instead forced into a battledome against one another, those who would be mentors are comforted with large salaries and threatened with early retirement if they ever fall out of line. The champions are generally few enough and busy enough that they are satisfied enough not to look around. And they are protected from their mistakes.</text:p>
      <text:p text:style-name="P15">Whittling is always better than slashing.</text:p>
      <text:p text:style-name="P15">We are rationalizing beings. We are not rational beings, and we are certainly not "deductive" reasoners. The only "deduction" we have is coming to a conclusion and forming the reasoning after. Or w<text:span text:style-name="T6">are--and more common--acting first and then explaining afterward how a seeming error was actually a move of three-dementional chess.</text:span></text:p>
      <text:p text:style-name="P16"><text:soft-page-break/>You are half what other people see you as and treat you. Nothing more; nothing less. The other half is who you are to and for yourself. </text:p>
      <text:p text:style-name="P16"/>
      <text:p text:style-name="P16">For me a book should shake you, confront you, spit right in your eye. A book should challenge you like nothing else has or can. A book can be a salvation or an undoing. A book is a goddess, and we dance limply around her. Hopeless, helpless to her power and knowledge. "But it's just words on a page!" we call out to the uncaring darkness. And we know, once again, we are as good as the lowest flea in this exhaust-filled world.</text:p>
      <text:p text:style-name="P16"/>
      <text:p text:style-name="P78">dao distilled</text:p>
      <text:p text:style-name="P61">Zhuangzi says "heave and earth do nothing and yet everything is accomplished." This is how you should try to think of the Dao. Through doing nothing, through inaction, everything is achieved on its own.</text:p>
      <text:p text:style-name="P61"><text:tab/></text:p>
      <text:p text:style-name="P61"><text:tab/>I know, I know. Sounds mystical. It's not. Think about that main takeaway about Laozi--that you gain power through empathy. The way you have empathy is by watching and interacting sparingly with the people around you. In your stillness, the other person can be more who they would otherwise be. And you get a glimpse of who they are essentially, the parts of them that others don't or can't see. It is through your inaction and sparing action that they even show who they are, feel safe and fulfilled. Most of what you need to happen will happen if you just get out of the way, and most of the information you need comes the same way.</text:p>
      <text:p text:style-name="P61"/>
      <text:p text:style-name="P61"><text:tab/>The Dao is what everything in the world would do on its own if it wasn't forced to do anything. It is the "natural" way things go, the inertia in everything and everyone until somethig or someone external affects that natural way of being.</text:p>
      <text:p text:style-name="P61"/>
      <text:p text:style-name="P61"><text:tab/>God, I'm nott doing a good job of making this sound non-mystical am I? Hmph.</text:p>
      <text:p text:style-name="P61"/>
      <text:p text:style-name="P61">Zhuangzi. While Laozi writes about how to gain and sustain power over others, Zhuangzi writes about how to live radically well as an individual in this difficult and complicated world. </text:p>
      <text:p text:style-name="P61"><text:tab/><text:tab/>Probably the most important and central section of the Zhuangzi is in Book three of the inner chapters in Zhuangzi's story about Cook Ding.</text:p>
      <text:p text:style-name="P61"><text:tab/><text:tab/>[Cook Ding story]</text:p>
      <text:p text:style-name="P61"><text:tab/><text:tab/>[restate]</text:p>
      <text:p text:style-name="P61"><text:tab/><text:tab/>[interpret]</text:p>
      <text:p text:style-name="P61"><text:s/>The Dao is intimitely this-worldly. There is nothing other-worldly about the Dao. It does not exist "above" or "below" the world as you live within it. It permeates the very conventional, average, humdrum everyday life you already live in. [insert "lower still!" quote]</text:p>
      <text:p text:style-name="P61"/>
      <text:p text:style-name="P61"><text:tab/>The Dao is not a god, or at least the Dao is not a "personal god" with person-like characteristics. The Dao does not get angry; the Dao does not think; the Dao does not feel compassion or impose justice. The Dao does not want everything to be either "worse" or "better." Think of the Dao like an invisible river that moves things, animals, and people forward. It is not mystical, but it is also not scientific. Like all great concepts, it is merely a useful way to describe the world as some great people saw it thousands of years ago. When something happens that you don't understand, it is often because it was caused by something in the Dao that is as yet too subtle for you to fully understand or comprehend. Sometimes <text:span text:style-name="T30">that flew comfortably over your head. </text:span></text:p>
      <text:p text:style-name="P62"><text:soft-page-break/>"Do nothign and yet everything is accomplished." This is the perfect way to live according to Daoism. Again, it sounds mystical, but really what it means is that as you practice inaction, you will see with time the effect others' and your own subtle actions have on the power and the world around you. As your actions become more subtle, mindful, and imperceptable, it will soon seem as if you are doing nothing at all to the people around you. And after many years of living this way, growing more observant, subtle, and sensitive both in sense and action, you will begin to affect the world around you in accordance with the Dao that not even you are able to percieve. And you will have achieved doing thing and yet everything is accomplished.</text:p>
      <text:p text:style-name="P62">Remember that you are no and will never be "objective." You are and always will be eminantly and totally subjective in all things, in aciton, thought, and understanding. You are and will always be but an ant. A mere worker mindlessly buildign the anthill of all human cutlure. Dsiordered, confusing, impossible for you, the ant, to fully or even mosly understand. And yet we build the anthill larger, naturally, it is our human part of the Dao. We are animals born to make, perpetuate, consume, alter, and destroy human cultre. With minimal food, water, and social interaction, this is waht we do, what we are all born to do from the beginning to the end of our days. Just as the ant, with minimal food, water, and social interaction, is born to build the anthill, fortify the anthill, feed the anthill. Between us and the ant, there is no difference that matters. If you believe you can become and island, if you believe that you, alone, can build your own personal meaning, only constructed with the pursest remnants of your true self, you are deluded and sure to soon lose your accordance with the Dao. But at the same time, if you believe you can become the very best among sheep, purely loyal, selfless, and humble, believing that some mystical "Karmic" justic will eventually come around and reward you for your service to "goodness," you are more deluded that the wannabe island. And if you believe that you are the member of an animalistic, tribal group,, merely in accordance with the "natural" way all humans are, fixed in an epic, self-interested battle for dominance, then you're a Nazi. And you're worse than all of them. Better to be and Island or a Sheep than a goddamn Nazi. But all three fall short of the path of the Sage. the one fully living in accordance with the Dao.</text:p>
      <text:p text:style-name="P62">Secure/insecure; powerful/powerless. What makes Nazism so out of sync with the Dao is that it is born of insecure powerfulness. The deepest irony of power is that it both ferociously seeks its own preservation while also feverishly seeding its own glorious collapse. <text:span text:style-name="T31">The surest way to lose you own resonance with the Dao is to accept and treasure the very power the Dao provided for you. Naziism is an anti-Dao, an active preservation of unearned, illegitimite, banal power, justified by saying that this tribal grasping is "natural" and perhaps ever--laughably--in accordance with the Dao.</text:span></text:p>
      <text:p text:style-name="P63">Our closest cousins are the chimpanzees and the bonobos. In order to understand our human place in the Dao, it helps to look at them and see how they build their individual and collective lives. </text:p>
      <text:p text:style-name="P63"/>
      <text:p text:style-name="P64"><text:tab/>There is a famous study in social psychology where human babies are shown a quick puppet show with three characters. One character has some problem they are trying to solve, one character helps them solve that problem, and one character prevents them from solving that problem. At the end of the puppet show, babies are given a choice between the helpful puppet and the harmful puppet, and babies consistently show a preference for the helpful puppet. <text:span text:style-name="T32">Thus, the researchers conclude, humans have an innate sense of right and wrong starting from a very young age. </text:span></text:p>
      <text:p text:style-name="P64"/>
      <text:p text:style-name="P64"><text:soft-page-break/><text:span text:style-name="T32"><text:tab/>More recently, other scientists did a similar study on bonobos. Bonobos are a highly peace-loving and intensely sexual primate who, along with the notoriously violent and murderous chimpanzees, constitute our closest genetic relatives in the animal kingdom. When scientists conducted this study with bonobos, the bonobos actually preferred the hurtful character to the helpful character. The scientists concluded that the bonobos were attracted to the more dominant character, the "bully" as NPR put it, compared to the helper character. This suggests that among animals, humans uniquely prefer helpers to harmers. Uniquely. Only us. </text:span></text:p>
      <text:p text:style-name="P64"/>
      <text:p text:style-name="P65"><text:tab/>Many like to say that humans evolved to be "in between" the bonobos and the chimpanzees. Bonobos love peace and cooperation and have sex recreationally constantly to keep that peace and are a largely matriarchal species; chimpanzees are a highly competitive, winner-take-all patriarchal species where the dominant males try to prevent less powerful males from mating with any females, where violence and murder chimp-to-chimp are commonplace; and, humans are somewhere in between. I posit this false. This seems not to be true in the least. We seem to be in our nature actually <text:span text:style-name="T33">more peaceful than the bonobos. </text:span>Not to say I think we should try to spend 80% of our waking lives having sex (I'm sure plenty of people wouldn't have a problem with this idea), but if bonobos favor harmers and humans favor helpers, then that means that the chimpanzees and bonobos seem to be more similar to each other in behavior than either is to us.</text:p>
      <text:p text:style-name="P65"/>
      <text:p text:style-name="P65"><text:tab/>For the grouping of species of humans, bonobos, and chimpanzees, if you were to create a spectrum from most cooperative and peace-loving to most competitive and warlike, it seems that humans are the most cooperative and peace-loving of the three, bonobos would be in the middle, and chimpanzees would be the most competitive and warlike of the three. From a purely labratory-empirical perspective, this is the only <text:span text:style-name="T35">possible </text:span>rational conclusion given the data we have. </text:p>
      <text:p text:style-name="P65"/>
      <text:p text:style-name="P65"><text:tab/><text:span text:style-name="T35">In fact, I think it is correct to go even further and say that the scientists were correct that bonobos are attracted to the most dominant character in the experiment, but it is correct to point out that human babies are </text:span><text:span text:style-name="T34">also</text:span><text:span text:style-name="T22"> attracted to the most dominant character in the story from the perspective of humanity. Bonobos show dominance by hurting or bullying, and humans show dominance through helping. Though you only need look around to see that plenty of hurters and bulliers are given a lot of power by our various societies--clearly a holdover to our moral commonalities between us and our closest primate cousins--when we are most calm and have all the relevant information, we consistently give social capital and social power to other humans who demostrate themselves to conclusively be helpers. </text:span></text:p>
      <text:p text:style-name="P65"><text:span text:style-name="T22"/></text:p>
      <text:p text:style-name="P66"><text:span text:style-name="T21"><text:tab/>This solves a very old problem that have vexed atheists probably since Western atheism began. Why the heck would there be 2 billion people following a 2000-year-old religion centered around a whimp who was killed by the Roman Empire. Reza Aslan argues in </text:span><text:span text:style-name="T33">Zealot</text:span><text:span text:style-name="T21"> that Jesus was probably seen by Pontius Pilate as an insignificant head among the certainly hundreds he doomed to death in the same way and on the same day. </text:span></text:p>
      <text:p text:style-name="P66"><text:span text:style-name="T21"/></text:p>
      <text:p text:style-name="P66"><text:span text:style-name="T21"><text:tab/>But given what we know now about how we innately favor helpers to bullies--given that we know now that we see helping others as an act of dominance--it becomes clear why Jesus would be elevated so highly, even to the point of God. Jesus gave. The orthodox saying that he gave his innocent life in exchange for washing away our sins is not at all inconsistent with this view, but from a purely scientific perspective it may be unhelpful. </text:span><text:span text:style-name="T23">Over and over </text:span><text:soft-page-break/><text:span text:style-name="T23">again in the Gospels, you see Jesus doing miracles and, in response, the residents around him urge him to leave and go somewhere else. His miracles were always helpful--healing the sick, defending the defenseless, feeding the hungry, and helping the heartless find their hearts. His teachings too were morally quite basic--be kind to people, help people, heal people, don't judge the lowest of society but rather see in the lowest of society what it means to give well as a human. But in the moments when we are calm, aware, and thoughtful, we give enormous power to anyone who demostrates these deeply ingrained good habits. </text:span></text:p>
      <text:p text:style-name="P66"><text:span text:style-name="T23"/></text:p>
      <text:p text:style-name="P67"><text:span text:style-name="T21"><text:tab/>As Aslan argued, Galilee and Judea in the time of Jesus was the most spiritually turbulant time perhaps in the entire history of the region. And morality had inverted, and we lost a good deal of our humanity--that which makes us uniquely human. We began to see dominance in the bullies like the chimpanzees and bonobos do, and we began to see whimpiness in helper, again, like the chimpanzees and bonobos. This is not because human nature changed but rather because our human culture in that region had become so extremely sick that, morally speaking, up was down and down was up. And so you have this perfect person, or perfect enough anyway, walk out of the wilderness and started helping. Everyone. All over the place. He put into words what people had stamped into their hearts at birth. </text:span></text:p>
      <text:p text:style-name="P67"><text:span text:style-name="T21"/></text:p>
      <text:p text:style-name="P67"><text:span text:style-name="T21"><text:tab/>As Aslan says, he did this knowing full well that this would certainly lead to his summary death. He prophesied it many times, and he was right. </text:span></text:p>
      <text:p text:style-name="P67"><text:span text:style-name="T21"/></text:p>
      <text:p text:style-name="P67"><text:span text:style-name="T21"><text:tab/>When people have a choice to choose what their hearts say is the right thing to do and what their local cultures say is the right thing to do, people tend to choose their cultures. That is not to say cultures are bad, but when cultures become sick, it means that people are rewarded for acting against their hearts. Even to the point where people may come to distrust everything their hearts tell them to do because in every instance society tells them to do the opposite. </text:span></text:p>
      <text:p text:style-name="P67"><text:span text:style-name="T21"/></text:p>
      <text:p text:style-name="P67"><text:span text:style-name="T21"><text:tab/>This is not actually how I think about it in my head. I like to think and talk about "the discourse"--that is the habits we have in how we communicate with the people around us. </text:span><text:span text:style-name="T24">If we make a habit of communicating with the people around us that, say, money is the most important thing, then it becomes extremely difficult to communicate in any other way. We may know in our hearts that we are wrong, but our habits keep us in check. </text:span></text:p>
      <text:p text:style-name="P67"><text:span text:style-name="T24"/></text:p>
      <text:p text:style-name="P68"><text:span text:style-name="T21"><text:tab/>I'd like to go even further. In the secular realm and unless we're literally talking about the Nazis, we distrust words like "good" and "evil" because of their religious connotations, but I see no reason to stay within this secular taboo. There are good habits and there are evil habits. Good habits are patterns of things we do that are good. Generosity, honesty, integrity, bravery are all examples of good habits. Evil habits are the inverses of these--not giving when you can, lying and telling half-truths, creating extremely different versions of yourself that you show to different people, and cowardly not standing up for people who are actually unable to defend themselves, alone. These are all evil habits, and if you find these evil habits in enough individuals and enough groups and enough orgranizations in any given culture, that that consistutes a sick culture, a culture trapped by its own collective evil habits. </text:span></text:p>
      <text:p text:style-name="P68"><text:span text:style-name="T21"/></text:p>
      <text:p text:style-name="P68"><text:soft-page-break/><text:span text:style-name="T21"><text:tab/>I say "trapped" because habits are always difficult to break. I have a habit of saying what I think regardless of circumstance. It makes it very hard to lie. Good, believable lies must be practiced, and you must be in practice. But if you are in practice of lying, it makes it very hard to ever be honest, even if it's the best course of action for even selfish reasons. </text:span></text:p>
      <text:p text:style-name="P68"><text:span text:style-name="T21"/></text:p>
      <text:p text:style-name="P68"><text:span text:style-name="T21"><text:tab/>(Consider being in a romantic relationship, going to the doctor, or regularly seeing a therapist. In these cases lying is always bad from a selfish perspective because lying will seed an unhappy future relationship, poor diagnoses at the doctor's office, and extremely slow progress with a therapist, if any progress at all. When someone is so very practiced at lying--when someone has created and severely ingrained a habit of lying--it is nearly impossible to suddenly tell the truth even if that is literally the best thing you could do for yourself given the situation.)</text:span></text:p>
      <text:p text:style-name="P68"><text:span text:style-name="T21"/></text:p>
      <text:p text:style-name="P68"><text:span text:style-name="T21"><text:tab/></text:span><text:span text:style-name="T25">The same is true of the other evil habits I mention here. Giving to others or not giving to others is not a switch you can flip on or off; having a consistent character with consistent principles regardless of who you are interacting with is not a switch you can flip on or off; standing up for what you believe or for people who can't stand up for themselves alone--especially when it's hard--is not a switch you can flip on or off; and, lying and telling half-truths is not a switch you can flip on or off. </text:span></text:p>
      <text:p text:style-name="P68"><text:span text:style-name="T25"/></text:p>
      <text:p text:style-name="P69"><text:span text:style-name="T21"><text:tab/>Now I don't pretend to say these words as someone totally innocent of them. I speak to you as a sinner myself. But I challenge you to turn these ideas over in your head. </text:span></text:p>
      <text:p text:style-name="P69"><text:span text:style-name="T21"/></text:p>
      <text:p text:style-name="P69"><text:span text:style-name="T21"><text:tab/>The reason Jesus was so great was not simply that he was born of a virgin as the authors of Matthew and Luke attest (and as Mark and John do not attest). The reason Jesus was so great was because he ferociously formed and kept his good habit of helping and healing, even when that meant he was thrown out of towns and cities; he ferociously formed and kept his good habit of being honest and truthful even in the face of the rich and powerful; he ferociously formed and kept his good habit of having a consistent character with consistent principles regardless of who he was interacting with; he ferociously formed and kept his good habit of speaking the truth as he understood it and defending the defenseless regardless of circumstance. </text:span></text:p>
      <text:p text:style-name="P69"><text:span text:style-name="T21"/></text:p>
      <text:p text:style-name="P69"><text:span text:style-name="T21"><text:tab/>In fact, it seems extremely consistent with both the text of the Gospels and the context of what we know about Galilee and Judea at the time of Jesus that he was not killed simply because he told people to be kind to one another. No. He was killed because he believed he was the King of the Jews, the messiah, the Christ, and his good habits of integrity and honesty were so strong and so deeply ingrained in him that when asked in his trial if he was the King of the Jews, he said yes. Jesus died because he was honest</text:span><text:span text:style-name="T26">, integral, and brave</text:span><text:span text:style-name="T21">. He died because he was both unwilling and unable to be anything but honest</text:span><text:span text:style-name="T26">,</text:span><text:span text:style-name="T21"> integral,</text:span><text:span text:style-name="T26"> and brave,</text:span><text:span text:style-name="T21"> even if that meant his deeply humiliating and painful death. </text:span></text:p>
      <text:p text:style-name="P69"><text:span text:style-name="T21"/></text:p>
      <text:p text:style-name="P69"><text:span text:style-name="T21"><text:tab/>But also, he died </text:span><text:span text:style-name="T26">not just because he was so good in a place that was so bad. He died because none of his friends or family were either willing or able to build good habits like the good habit of bravery. Jesus asked his disciples to bring swords with them to Gethemane--and though, yes, a centurion was minus one ear for a bit, if his disciples has built enough of the good habit of bravery, Jesus might have had a chance to surive. In fact, one might correctly assume that he prophesied his own death not because he wanted to die or felt like he needed to die but rather because he was trying to spur in his disciples who </text:span><text:soft-page-break/><text:span text:style-name="T26">said they loved him so the kick-in-the-pants needed to defend him when the time came. And one centurion ear was simply not enough. </text:span></text:p>
      <text:p text:style-name="P69"><text:span text:style-name="T26"/></text:p>
      <text:p text:style-name="P70"><text:span text:style-name="T21"><text:tab/>The disciples stood by during the crucifixion, and Peter even denied three times after Jesus' death that he was even associated with Jesus. (Peter had not yet built the good habits of honesty or integrity.) Thus the crucifixion was not just a tragedy of a society grown so sick with evil habits but also a tragedy of even Jesus' closest friends and family still utterly sick with the evil habits of that day's Roman-occupied Galilee and Judea. The tragedy of Jesus is the person who helps people the most and stands up for people who need him when they need him is the same guy who no one stands up for when he needs them, even to the point of his death. In his giving to all the people around with miracles and teachings and for free no less, he demostrated conclusively to the hearts of all the people around his human dominance. But people were too stuck in their evil habits to do anything but hasten his death. He was King of the Jews because he was the most dominant man in the region, and in a place where society was well and morality had not inverted--in a time when we had lost what makes us uniquely human--</text:span><text:span text:style-name="T27">he would've eventually been crowned the literal king. </text:span></text:p>
      <text:p text:style-name="P70"><text:span text:style-name="T27"/></text:p>
      <text:p text:style-name="P70"><text:span text:style-name="T27"><text:tab/>The closest parallel in recorded history that comes to my mind when something like this actually happened was with Joan of Arc in France--she had built and ingrained so many good habits that she was able to spark the liberation of France from the English. Had she not been captured and died at the hands of the English, she may very well have gone on to become queen of France. -- I am reaching by saying this, but perhaps were she had been made queen of France, perhaps there would never have been any king who pompously declared "I am the state," no rumor of "let them eat cake," no reign of terror, and no Emperor Napoleon. In human society and human history, when things go good we never notice, and when things go bad, they go really bad.</text:span></text:p>
      <text:p text:style-name="P70"><text:span text:style-name="T27"/></text:p>
      <text:p text:style-name="P71"><text:span text:style-name="T21"><text:tab/>Returning to Jesus. His death was a tragedy for all humanity because a person who simply did the right thing, who showed nothing but courage, honesty, and love to the people around him, was killed for doing so--scapegoated for doing so. For we do this sometimes in human history. We scapegoat people. We have enormously long histories of entire cultures reflexively scapegoating women and nonbinary people, foreigners and people of non-white races, Jews, Muslims, and yes sometimes Christians, people who have ever desired anyone but the opposite gender, trans people, disabled people, and neurodivergent people. (Yes, I'm leaving out plenty.) </text:span><text:span text:style-name="T28">And when society is sick, we sometimes reflexively and collectively scapegoat one person who did nothing wrong, and sometimes we scapegoat them even unto their deaths too. It is in remembering the story of Jesus, the story of how all the people--friends and strangers, family and gentile--decided to throw one person under the bus because it was easy. Generations long ago and recent too have preserved this story that they have given us, built buildings and international organizations and even fought wars--mostly pointless wars and genocidal wars but wars nonetheless--just for the sake of preserving one humble story of one person we let die because it was easy. </text:span></text:p>
      <text:p text:style-name="P71"><text:span text:style-name="T28"/></text:p>
      <text:p text:style-name="P72"><text:span text:style-name="T28"><text:tab/></text:span><text:span text:style-name="T21">And our debt to Jesus is still not yet paid. And that is why it's the most important story in human history.</text:span></text:p>
      <text:p text:style-name="P70"><text:span text:style-name="T27"/></text:p>
      <text:p text:style-name="P73"><text:span text:style-name="T21">Our closest cousins are the chimpanzees and the bonobos. In order to understand our human place in the Dao, </text:span><text:span text:style-name="T29">it helps to look at them and see how they build their individual and collective lives. [compare bonobos vs babies re: violent + nice puppets]. At first glance it </text:span><text:soft-page-break/><text:span text:style-name="T29">may seem that our nature borrows from both the bonobos and the chimpanzees, and that we reside somewhere in the middle of the beings bound by the language of dominance and violence and the beings coaxed along by cooperation and deep social harmony. But in fact, we are the most cooperative among our subset. In many ways we are less like other apes and more like ants. Ceaselessly building our great anthill of human culture, with no objective actor, no all powerful godking, no master plan that anyone will ever read. We are like the ants. We are individuals, we have individuals, but any one of us in forced isolation, whether you chose that fate or not, will surely lose his very humanness, just as the ant, separated from the society, loses its very ant-ness. Our piece of the Dao is to build, preserve, consume, alter, and destroy human culture.</text:span></text:p>
      <text:p text:style-name="P74"><text:span text:style-name="T21">There is no One Truth we are meant to know as humans. Our greatest, oldest questions certainly have true answers--What really exists? How do we know what we know or is knowledge simply an illusion? How do you live a good life? How should we organize society? What is beauty? There are surely answers to these questions, but the day the aliens come down and give us clear, correct, brief answers to these questions in plain, simple, banal English, no one will understand or be able to accept their correct answers. We are born to struggle with these questions and in doing so as a side effect, incidentally build the perfect grittiness that is our culture. </text:span></text:p>
      <text:p text:style-name="P74"><text:span text:style-name="T21">There is One Human Culture. No more, no less. Boundaries between the supposed separate cultures are blurry at best, and nonexistent in most accurate speech. We work to build the cacophany of this one human culture deeper and more multifaceted. That is what you're born to do.</text:span></text:p>
      <text:p text:style-name="P74"><text:span text:style-name="T21">Science is a beautiful part of Human Culture. If its caretakers are skillful and keep in accordance with the Dao, it will surely and deservedly last at least a thousand years from here.</text:span></text:p>
      <text:p text:style-name="P74">On Angulimala, stillness + clarity.</text:p>
      <text:p text:style-name="P74">There is an old Buddhist story called the Parable of the Raft: A person is walking down the path and reaches a turbulent river. Unable to cross alone, she crafts a leaky raft from the bamboo brush nearby to cross the river. Once on the other side she saiys to herself, "Oh, this raft has been awfully useful to me during this turbulent time. I will carry this raft on myhead for the rest of my journey, for as long as I live, just in case I meet another river identical to this one." But of course this is foolish. He needs to drop the raft on the other side of the river and continue down his path alone once more. </text:p>
      <text:p text:style-name="P74"><text:tab/><text:tab/>And this is also what we must do with all things. For whatever you find useful in this book or in the Laozi or Zhuangzi, use it to cross the river you stand in front of. For whatever is not useful, don't use it. And for whatever has proved useful but has outlived its usefulness, drop it where you stand like the hastily thatched raft it is. And continue on your path. There will always be more bamboo by whatever rivier you come to.</text:p>
      <text:p text:style-name="P74">Your inaction comes out of an inner stillness. It is like a pond, standing unmoved. The water lies clear, ready to be rippled by the subtlest breeze or smallest raindrop. And when that raindrop comes, like the pond, it will ripple through your whole being. A raindrop you didn't have a hope of noticing before. And so each subtlety <text:span text:style-name="T36">of yourself and the world around you becomes clear with time.</text:span></text:p>
      <text:p text:style-name="P75"><text:tab/><text:tab/>And then again like water, you will become like a rive. When the river hits a boulder in its path, the river eats away at the rock with time until it gives way to the river, and it becomes like the rock was never there. Like the river you can eat away a whole Grand Canyon if you wish, if that's what you want. But it must be done through inaction, through observance, in accordance with the Dao.</text:p>
      <text:p text:style-name="P75"/>
      <text:p text:style-name="P79"><text:soft-page-break/>loose</text:p>
      <text:p text:style-name="P60">Beware the people without memory. They will come to be the scariest people you meet. If you believe we came into this world a blank slate, and that the only thing that makes me, me and you, you is a series of memories, then those whose memories drop through like necter in a sieve are surely less people than are people who retain and empathize and care. There are people who care about their past and the you who were a part of that past--these are the people you should build relationships with. But the people who treat you interchangeably, who don't remember even the slightest unique thing about you--these are the people you should fear everyday. </text:p>
      <text:p text:style-name="P60">But we are all ants with a role. And we abdicate that role at our own peril and the peril of the great colony. </text:p>
      <text:p text:style-name="P60"/>
      <text:p text:style-name="P17">Texting sucks. So much. You get so much more information from seeing someone's face as they talk to you.</text:p>
      <text:p text:style-name="P76">It is said that the life of each individual person is a Sisyphian task. Each one of us must try to achieve some futile, essentially meaningless task, only to have the boulder roll right back down the mountain when we've just about reached the summit. And it is said that the well-lived life is the life where when the Sisyphean one runs back down the mountain after the boulder, she is happy in that time running downhill because she accepts her fate and enjoys the times between struggles</text:p>
      <text:p text:style-name="P17"><text:tab/><text:tab/>But you should know that it is also human culture that strains to roll the boulder up the mountain. Whether that boulder be "civilization," the common good," or simply "freedom" or "justice." And it is the fate of all human culture to be caught in this eternal, collective, Sisyphean task until civilization crumbles once again. But You should know, that when a portion of the human culture has grasp of the Dao, that portion pushes its respective boulder up its respective mountain with all the earnestness of a small child valently setting the table for the first time, and yet laughs with abandon and sincerety as it watches the boulder tumble down the mountain once more. Depression, apathy, and cyncism are the symptoms of a sick portion. Sincerity in effort, both in strenuous work and in glorious, careless, farcical failure, is the sign of a portion of the culture in accordance with its purpose.</text:p>
      <text:p text:style-name="P17"><text:tab/><text:tab/>Radically accept both the earnest effort and the hillarious failure. For that is the way the good group lives.</text:p>
      <text:p text:style-name="P17">With power, we lo<text:span text:style-name="T36">s</text:span>e the very thing that helped us gain power in the first place--empathy. <text:s/>it's cruel and amazing. And oh-so-very-human.</text:p>
      <text:p text:style-name="P17"/>
      <text:p text:style-name="P17">Welp there is a truly massive bug under my bed. It seemed to show up when it got cool in my room. Was probably just looking for warmth. I hope I can get in outside before I sleep. I fear it will be attracted to the heat of my solitary body.</text:p>
      <text:p text:style-name="P17"/>
      <text:p text:style-name="P18">I wonder if writing like this actually improves my writing. Robert + Gary actually were familiar w/ Stephen King's <text:span text:style-name="T7">On Writing</text:span><text:span text:style-name="T9">, so perhaps I should read that.</text:span></text:p>
      <text:p text:style-name="P33"/>
      <text:p text:style-name="P33">Don't you see? the turbulance of your mind passes on to those around you. The dhukka that appears in you turns the wheel of samsara ever faster, and this spins others' samsara wheels ever faster. It is through your calmness you stop passing on your turbulance.</text:p>
      <text:p text:style-name="P33">You think because you are emminantly boring that it makes you innocent of the culpability of the harm you cause? I could just point out you are radically free, but really what matters is that you have succumbed to the banal evil. You think because you're boring that it makes <text:soft-page-break/>you innocent of these crimes, but it is the very thing that makes you liable. Your very banality is sufficient proof of guilt. Your banality is what makes you an evil sheep. You are evil, mindless cattle. And you say we must root out the wolves when you mindlessly stampede over more than your share of innocense. </text:p>
      <text:p text:style-name="P33"/>
      <text:p text:style-name="P33">Eh, less rumination is always better. The breath calls.</text:p>
      <text:p text:style-name="P33"/>
      <text:p text:style-name="P34">I feel like I still have this massive disconnect between my emotions/practices and my intellectual ideologies. I want to act in one way, and yet I end up doing something else. Like I can't see in the moment what's going on. Or, more correctly, I can't see how the other person is probably feeling or thinking, and I act on instinct. But when I'm anxious, that instinct is totally wrong.</text:p>
      <text:p text:style-name="P34">But like with texting, I can't really tell how the other person is feeling. Not at all. And this sucks. Sucks. And I feel like I have exactly two settings: distant + detached or needy + weird. Certainly when I have the choice, distant + detached is truly the superior option. I'm not sure I actually have other options here for dealing with acquaintences. Just those two options it seems. Mostly. Fuck.</text:p>
      <text:p text:style-name="P34">You are half--exactly half--what the people you associate with treat you and think about you. You are half how you see yourself--no more and no less. Don't forget either of these truths. Forget either one at your own peril.</text:p>
      <text:p text:style-name="P34">The unattainable. You always want the unattainable. Sometimes you're wrong. Sometimes the unattainable is anyone but. But entering into a deep I-You with the supposed unattainable is the treasure of life. The treasure of life.</text:p>
      <text:p text:style-name="P34"><text:tab/><text:tab/>In fact, you're usually wrong about who is and isn't unattainable. But you're right just often enough that it's terrifying to even try. Every time. Eisner. Fight on Eisner, please fight on. Please fight on Eisner. Please fight on. Fight on.</text:p>
      <text:p text:style-name="P34">It is the Eisner that gives you life. The unknown prophet, truthtelling, daring, shameless firethrower of justice. The Eisner is she who shows you--just by being herself--that the world has ten-thousand hidden, millenial truths. --Truths that need desparately to be sopen in every corner of the banal world. The Eisner will guide you. Unassuming, she speaks gently with cutting, dialectical precision. She guides without seeing her followers, never knowing their names, always talking just above their heads. Her very existence challenges her folowers to be better, to grow. To be better. This unassuming, young genderqueer individual.</text:p>
      <text:p text:style-name="P34"/>
      <text:p text:style-name="P57">Lady Bird</text:p>
      <text:p text:style-name="P57">The critics seemed not to see that strong themes of asserting your individuality in a system that wants you to be anything but individual and truth and lies. That for some people the truth hurts but it doesn't <text:span text:style-name="T37">have</text:span> to be that way. Marion seems to be talking to herself when she says "<text:span text:style-name="T38">starem doesn't bring happiness." We don't actually hear from the father waht he thinks of his own depression.</text:span></text:p>
      <text:p text:style-name="P58">Individuality. "Lady Bird," jumping out of the car; secretly applying to east coast schools; asserting she does want to go to the prom.</text:p>
      <text:p text:style-name="P58">Nearly all the adults in Lady Birds life are needlessly mean or self-involved. Few see the kids as individuals except the math teacher.</text:p>
      <text:p text:style-name="P58">Truth/lies. The dressing room scene; the house lie + girl saying she doesn't like liars. Kyle lying about his virginity and then gaslighting.</text:p>
      <text:p text:style-name="P58">So much truth in this movie. Almost totally overlooked truth. Th fat girl w/ a crush on her math teacher only to get sad when she meets his pregnant wife.</text:p>
      <text:p text:style-name="P58"><text:soft-page-break/>Marion's unhealthy relationship w/ Lady Bird. Sleeping in the same bed, controlling what they do/don't listen to in the car; constant criticism, guilt-tripping. Silent treatment. All for fairly normal teenage behavior.</text:p>
      <text:p text:style-name="P58">Truth in Lady Bird's tendency to say the wrong thing, as is a common teenage problem. Not just when she says the "killing you family" thing but also the "add up all I owe you so I don't have to talk to you again" and the suspecious abortion thing. We tend to forget how necessarily clumsy words often are. That we tend to attack the clumsy-with-words-but-means-well and elave the consistently horrible alone. Think Kyle, pop girl, Marion. Consistently awful is np, but clumsy is somehow inexcusable.</text:p>
      <text:p text:style-name="P58">The truth of the movie is so great, so deep, so radically accepting, it reflects back what about reality you want to see, and it rewards the slow judge, the observant accepter.</text:p>
      <text:p text:style-name="P58"/>
      <text:p text:style-name="P59">fight club culture is a tremendous way to understand, experientially, what being on each side of a power relationship looks and feels like. From here, we can better understand non-play power relationships in society at large. We can admit that subordination can feel good and safe as we can admit that domination for domination's sake can feel deeply satisfying</text:p>
      <text:p text:style-name="P34"/>
      <text:p text:style-name="P35">Dismissal is evil. Dismissing because some data point, some fact about another person doesn't fit into your rigid worldview-ideology is evil. We will live in a world where radical acceptance is not only a good, it will be a norm.</text:p>
      <text:p text:style-name="P19"><text:span text:style-name="T9"><text:tab/>And maybe, maybe someday. If you try really very hard and grow quite a lot. If in a group of three people, one is always your teacher. If you keep your tail firmly dragging in the mud. If you do that, maybe, maybe someday. If you're lucky. You will be the Eisner to someone too. Someday.</text:span></text:p>
      <text:p text:style-name="P35">If you do good, stay away from fame.</text:p>
      <text:p text:style-name="P35">Eisner walks among us. Quite literally, I'm afraid. Becasue of her humility, her anger at authorities, her outward unassumingness, and her obvisgation of conventional value, you never know she--she--is Eisner. Eisner walks among us. Literally. She could've saved you, but you just never knew. And if you had known, you could know how to answer the only question--what should I do--because you would just watch Eisner, and then you would know. You would watch for a long time in confusion--certainly--but eventually, with much determination, eventually you would know.</text:p>
      <text:p text:style-name="P35"><text:tab/><text:tab/>Just make sure you watch, get adaquate shuteyes and when she appears once again, you will have the softness to become acquainted with knowing what it means to be in the presence of Eisner.</text:p>
      <text:p text:style-name="P35">When you shake hands with someone, and they are soft enough at heart, in their eyes you will see yet another glimpse of God.</text:p>
      <text:p text:style-name="P35">You use words like "love" and terms like "go with the flow" so often that they've lost all meaning, or at least they've lost the beauty and truth they </text:p>
      <text:p text:style-name="P80"/>
      <text:p text:style-name="P14"><text:span text:style-name="T10">But this mud seems to be mud. It has the Dao. I think it has the Dao. I think it does. Maybe that's just hope. But, God, let me be mud, let it have the Dao. Let it be a Phantom City where I can rest in a bath of milk and honey. At least until the boulder starts to slow its rolling at the base of the mountain. I know all of this is already decided for me and for the world. I know this is, already. My hope stands futile, even if fulfilled. Even if fulfilled. It is still miles to go before I sleep. As it should be. 话说天下大事</text:span><text:span text:style-name="T15">。</text:span><text:span text:style-name="T10">Thus it has always been; thus it shall be. Thus it has always been; thus it shall be. Thus it must be, forever and ever.</text:span></text:p>
      <text:p text:style-name="P20"><text:span text:style-name="T9"><text:tab/><text:tab/>I know, God, that I must allow the empire to fall apart when it is time. I know. But sometimes the way of mud is for the empire to once again arise, right? Right? I don't want </text:span><text:soft-page-break/><text:span text:style-name="T9">to beg you, God. I'd never wish to be that. To speak my own undeservingness of your attention is to make that fact into a fact.</text:span><text:span text:style-name="T11"> So I don't, or at least I try not to. To stand in relation to you, God. That is what I do--what I try to do.</text:span></text:p>
      <text:p text:style-name="P36"><text:tab/><text:tab/>Let me help people, God, and want nothing in return. Not allowing my left hand to know what my right hand does. To be outwardly dirty and inwardly prestine. To negate the self to fulfull the multifaceted you to the end of my days. Unknown, or at least under-known. Let me watch at a blind gains sight, a deaf hears, a lame walks--either again or for the first time. Let me watch, grant me the knowledge of non-self that allows me to be the bank that the creek flows around, quenching thirst without striving. Making whole because of what your creek is, overflowing with the sense of security, giving with abandon to the soft-hearted human with the great fortune to know your creek. Let me be the bank that beckons to the soft and weary traveler, beckon to them to drink from you. Let me be calm so that I can let you do what you need to, doing nothing and yet everything accomplished. Bring the spring to the blind.</text:p>
      <text:p text:style-name="P36"><text:tab/><text:tab/>Let me become the humble inlet. Dirty on the bottom, but so calm that I can be a mirror so clear that the traveler can see her face in me, even underneath the caked muck. So clear that she sees herself like it was the first time once again, but it was only because I did nothing.</text:p>
      <text:p text:style-name="P36"/>
      <text:p text:style-name="P36">Polyphany--"(music) the style of simultaineously combining a number of parts, each forming an individual melody and harmonizing with each other."</text:p>
      <text:p text:style-name="P36"/>
      <text:p text:style-name="P36">You are Descartes and I am Hume.</text:p>
      <text:p text:style-name="P37"/>
      <text:p text:style-name="P37">So the reasoning gets under your skin. So I want security, independence, autonomy, enjoyment, justice. So you think millenials feel too entitled to things they haven't paid their dues for. Screw you. I can and will do this my way. My way. Let me cut my cow in peace. Let me first my Hao in peace. Let me drag my tail in my goddamn mud. Let me alone. Let me be. Let me be. Let me cut my cow in peace. Let me pursue my loves and passions in peace. Let me be. Let me be.</text:p>
      <text:p text:style-name="P37">Looking back at the conversation, it seems clear that me talking about the situation of many of my friends shakes you personally. To the point where you even talk about your own precarious situation. I don't think I'm the right person to confide in about that. </text:p>
      <text:p text:style-name="P21"><text:span text:style-name="T9">I suppose it's possible you even have millenial coworkers and subordinates who may talk about their low compensation or being treated poorly. I suppose me saying things that resonate in that way cause you to feel shitty and opens up your own insecurities. Unfortunately, unlike other people I talk to, your ability to affect me is disproportionately great. And that is the situation, the situation I must respond to. You are human. You have insecurities. I am a </text:span><text:span text:style-name="T12">so human just the same. And I can't take responsibility for your emotions but I must take responsibility for mine. </text:span></text:p>
      <text:p text:style-name="P38">At the very least, I can't be talking to you so late at night. seriously.</text:p>
      <text:p text:style-name="P38">Thailand. Thank you for taking me in, being tolerant and frankly loving to me. Thank you for accepting me for who I am and taking my hand as we walk together into the glorious ambiguous darkness. It seems I owe you everything and more. Thank you.</text:p>
      <text:p text:style-name="P38">Buddhism. Thank you for always seeming to have the right answers. For encouraging me to be accepting of myself as I am--a non-self--and for being accepting of others as they are themselves non-self. All is non-self, and thank you for bringing that beautiful and loving truth into my life and all our lives.</text:p>
      <text:p text:style-name="P38"><text:soft-page-break/>Zhuangzi. Thank you for bringing me the messages that bring me determination to follow my irrational nature in the ways that help myself and the people around me. Thank you for teaching me about words, the glory of the humble life, knowing what the enjoyment of others looks like, glorifying the lowly, elevating the flow of the good life few know. You give me life. Thank you.</text:p>
      <text:p text:style-name="P38">Courtney. Thank you for encouraging me to do things I want to do, regardless of what my father wants.</text:p>
      <text:p text:style-name="P38">Brendan. Thank you for loving me life a good friend, listening to me complain so much, for encouraging me to not let my father affect my decisions so much. I need you as you are, and I'm so happy and grateful you are that way.</text:p>
      <text:p text:style-name="P38">Robert. It seems you very much want to accept me as I am. Thank you for that.</text:p>
      <text:p text:style-name="P38">Going to China now.</text:p>
      <text:p text:style-name="P38">Tired. It's midnight. Plane soon.</text:p>
      <text:p text:style-name="P38">Got the axios request to express to work. Apparently the problem was that Express required a middleware called bodyParser to handle POST requests. Whoops. Should remembered that? Maybe? Eh, it's been a while.</text:p>
      <text:p text:style-name="P38"/>
      <text:p text:style-name="P38">There's a definite insecurity to being cramped in such a small and frequently crowded space as I feel in HK. I suppose the solution is meditation, but where? I suppose I could meditate in the park tmr after I pick up my passport w/ visa.</text:p>
      <text:p text:style-name="P38">Juan, I hope you find your mud. You're in the right place.</text:p>
      <text:p text:style-name="P38">Chris, I hope you keep seeking after the mystrical things in this world. I think it's where you could find the most possible growth.</text:p>
      <text:p text:style-name="P38"/>
      <text:p text:style-name="P39">I simply want to return to the embrace of my love, Thailand.</text:p>
      <text:p text:style-name="P39">I seem to bring out both the best and the worst in people. And I seem to have some choice in the matter of which one it is. And I choose the best everytime. I choose the best everytime.</text:p>
      <text:p text:style-name="P39"/>
      <text:p text:style-name="P39">I feel like I meet so many people--both in HongKong and in China--who basically only want for status. And that's all. It's tremendously drugerous to put in the time to dig into a person only to find that they either have the most tremendous guard up or there simply is nothing there of consequence or interest beyond lust for the drugerously conventional.</text:p>
      <text:p text:style-name="P40">I did meet a guy who has a higher degree in Linguistics, and from whom I gleaned actually a lot of deeply valuable information. But he was certainly the exception.</text:p>
      <text:p text:style-name="P40">I hate the terror in the eye of a chinese person whom I simply ask the time in Chinese. I just hate it. I don't want to look a stranger in the eye and consistently see terror on the other side. Why would I want that to be a part of my life?</text:p>
      <text:p text:style-name="P40">I'm grateful to Ms. Kim for instilling in me my love of math and logic.</text:p>
      <text:p text:style-name="P40">I'm grateful to Ms Dascal for reminding me to have self-respect.</text:p>
      <text:p text:style-name="P40">I'm grateful to Ms. Combs for demonstrating the importance and value of integrity.</text:p>
      <text:p text:style-name="P40">I'm grateful to the 6th grade Reading teacher for introducing me to Ray Bradbury.</text:p>
      <text:p text:style-name="P40">I'm grateful to my 10th grade English teacher for introducing me to Plato, specifically Plato's Cave in the Republic.</text:p>
      <text:p text:style-name="P40">I'm grateful to my first economics teacher for fanning my love of efficiency and economics.</text:p>
      <text:p text:style-name="P40">I'm grateful to my Latin teacher for making sure I never forget the "a" declensions of nouns.</text:p>
      <text:p text:style-name="P40">I'm grateful to Mr. Vlasits for introducing me to leftwing politics + left-wing view of history.</text:p>
      <text:p text:style-name="P40">I'm grateful to my World History teacher for introducing me to the Upanishads and a broad view of the world.</text:p>
      <text:p text:style-name="P40"><text:soft-page-break/>I'm grateful to my 7th grade Social Studies textbook for introducing me to the Four Noble Truths.</text:p>
      <text:p text:style-name="P40">I'm grateful to Dr. DeAngelo for being loving + open minded + cultivating in me a love of my own divergent interpretation of fiction.</text:p>
      <text:p text:style-name="P40">Who introduced me to Descartes?</text:p>
      <text:p text:style-name="P40">Insecurity destroys empathy, and it is empathy that gives our lives that satisfied of fullness. Empathy feeds both the giver and the receiver. It lets us dance in a world where we can forget our own and the world's inherit emptiness at least for a while. At least for a while. Fleeing the places that we associate with our own chronic insecurity is a duty both to ourselves and those around us. By fleeing those things we associate with feelings of chronic insecurity, we give ourselves a chance to give empathy to those who approach us. We should seek to find the place--the actual physical place--where insecurity is actually a deviation from the norm. Where just being, accepting who you are is the norm.</text:p>
      <text:p text:style-name="P40">You underrate the value of fleeing; you overrate the value of fighting.</text:p>
      <text:p text:style-name="P40">You somehow think the busyness will save you. Why? You put off the existential dread until you die. How does that make any sense at all?</text:p>
      <text:p text:style-name="P41"/>
      <text:p text:style-name="P41">I'm not willing to give up my autonomy, my thinking, my purposeful existence for the empty promise of a stable life when I could have a stable life that I actually want if I reached for it, if I just reached out my hand. It's so simple.</text:p>
      <text:p text:style-name="P41"/>
      <text:p text:style-name="P41">China is still very "me first."</text:p>
      <text:p text:style-name="P41"/>
      <text:p text:style-name="P77">Diana said I seem very Bob Marley "everything is gonna be alright" attitude about me. And that I'm skinnier. She's nice.</text:p>
      <text:p text:style-name="P22"><text:span text:style-name="T10">A</text:span><text:span text:style-name="T9"> better person I will be. A better person I will be. A better person I will be. A better person I will be.</text:span></text:p>
      <text:p text:style-name="P41"/>
      <text:p text:style-name="P41">When you find that the half of who you are that other people see, that other people treat you as is as vermin, it is time to change that half of who you are. It is time to remove those people from your life.</text:p>
      <text:p text:style-name="P41">Those who treat you like vermin are right--You are vermin to and for them. Fault matters not a lick. Blame matters less. But you must destroy that relationship as soon as possible. Because both you and your subject are actively harmed by that relationship. They clearly don't have the wherewithall to break with you, so you must be the one to do it.</text:p>
      <text:p text:style-name="P41">Fear and insecurity go hand-in-hand. One cannot exist without the other. And thus, you can know what causes you to feel secure by observing for what you feel fear. And listen to your fear and all your emotions. They don't always indicate truth, but they always indicate things your conscious mind is not yet aware of.</text:p>
      <text:p text:style-name="P41"/>
      <text:p text:style-name="P41">God. Is it really true that there are physical places closer to and further from knowing your calmness, your way of being? Am I right that exclusion is a big symptom of being further from You?</text:p>
      <text:p text:style-name="P22"><text:span text:style-name="T10">W</text:span><text:span text:style-name="T9">at Pa Nanachat. Is it possible you truly will always be there for me if I need you?</text:span></text:p>
      <text:p text:style-name="P41">Diana. I'm sorry if I brought you down during my loneliest of lonelies. You're a great person, and I hope you're happy.</text:p>
      <text:p text:style-name="P41"/>
      <text:p text:style-name="P41">You believe that your failure is only ever because because you failed to sustain your busyness. Why? Why wouldn't it be that you didn't take enough breaks? Why couldn't it be that you <text:soft-page-break/>didn't get enough sleep? Why couldn't it be that you didn't embrace your loved ones enough? Why couldn't it be that you failed because you spent too much time being busy on that project?</text:p>
      <text:p text:style-name="P41">To you who carp and criticize academia--when will you accept the fact that ideas win sometimes. And when they win, we need to make sure the ideas are the best ones they can be. Without academia, what book could you reach for to build your new utopia based on your ideas? What expert will you turn to to draw up your roadmap if you didn't have academia to nuture and feed the very radical, new ideas that you now subscribe to?</text:p>
      <text:p text:style-name="P22"><text:span text:style-name="T9">And to you, the hauty academic. When will you admit that the very centralized, authoritarian culture that scholasticism and peer-reviewed publication were built to undermine have now come to define academia. The tower may not be built of ivory, but it's damn high. When will you see that you are only able to live the life of the mind because society at-large had decided that your job benefitted itself. Your first duty is not to fellow academics but rather to spread the greatest findings of your craft to the most massive audience possible by any means necessary.--Even if that means compromising on your accuracy of terminology to help people understand. If what you measure is what you value, instead of valuing the number of articles</text:span><text:span text:style-name="T13"> your potential colleague has written that an average of sever people will read, instead of valuing how many citations your potential colleague has, instead of asking if your potential colleague has successfully jumped through the hoops of the academic book publishing industry, instead of placing high value on student ratings or the school the received their highest degree from.--instead, ask how well and how much they have spread the most important and most misunderstood and most unknown--but very consequential ideas of your field to at-large society. At the end of everything when Qin Shihuang once again rises, it will be because academia forgot that its first duty is not to seek truth but rather to bring back what little truth you already have and then package it in the most innocuous but digestable and subversive way possible. The life of the mind, correctly lived, is a life lived intensely in this unbearably conventional world. Because anything else would be solipsism, no? Anything else would be to make their point for them--it was actually mental masturbation after all and all along.</text:span></text:p>
      <text:p text:style-name="P42"/>
      <text:p text:style-name="P23"><text:span text:style-name="T9">Woe to thee who dost not know who she echos in her speech, for she will likely be a slave to the ideas of some old, rich, dead white man that she's never even heard of. She knows the highest form of slavery--slavery born of ignorance--Observe the breath until the earth shifts beneath you or don't get up</text:span><text:span text:style-name="T14"> ever</text:span></text:p>
      <text:p text:style-name="P43"><text:tab/>your observation ever. Ever.</text:p>
      <text:p text:style-name="P43"/>
      <text:p text:style-name="P43">You think that just some other or the other side of the bed will simply give you that feeling of security you search so desparately for? Any person will do? What foolishness is this? What foolishness?! Best case everyone around you see you ask the insecure nuclear bomb you are. You will be good for no one, and no one will be good for you. If the worst happens and you find that other, if the worst of the worst happens and you stay together years or--gasp--decades, then the multiplier of suffering you each will spill onto each other and the world around you will have no end. No end. And you will persuade yourself to believe in error that Things are better now that you have someone on the other side of the bed. That you need to grasp onto this other, this situation for the sake of status, for the sake of conventional wisdom, for the sake of your future. After all, who will lie next to you in the bed when you are old, sick, dying, and wrinkly? If you don't cultivate this now, how will you find someone later? Do you even have a chance to find someone even as good as this lump of an other later, or perhaps it's too late even now? And all the while the suffering spills onto your other, <text:soft-page-break/>back onto yourself, and onto the world at-large. It multiplies neverending until you wonder where the time went and where the person you once were has gone.</text:p>
      <text:p text:style-name="P43">Or. You have the eye of awareness. You see that no matter how you got here, who wronged who, who owes who, who is depending on you to stay, in the end the strong core in the middle of your being can only be ultimately built alone. There will be pain. Oh yes, there will be so much pain and loneliness. But if you care about building, refining, strengthening; whittling down to its most essential element that pure core of yourself, then willful solitude will do you good. And that goodness will spill onto the world around you and then back onto you again. And if and when you find your You to pair with your I, you will do your You well; you will be an asset to your You as they stand as an asset to you. But without the whittling down of your self</text:p>
      <text:p text:style-name="P24"><text:span text:style-name="T9">Calmness is underrated. Few remember what it feels like to breathe from the depths of your abdomen. You can't really breathe that low through conscious determination but rather only from organic calmness. And with calmness comes clarity and love. With calmness comes deliberate action and wise irrationality. From calmness comes a strong foundation of mind, difficult for the chronically insecure to share, difficult for the narcissistic to crawl under and root around like an jalopy they feel like taking a part for shits and giggles. Calmness gives the power to see the You and spill kindness on the soft ones while repelling and incidentally averting and quieting the coarse prickly ones. Calmness allows you to cuddle with abandon, make people happy by doing nothing--truly nothing at all. Calmness is such a small and simple thing that nonetheless saves others above all. Calmness is from where God can spring in and out of your heart, and it's from where you can learn a truer, wiser, deeper compassion if you so choose. And out of calmness, if you're very lucky, you can learn humility without humiliation, which is the only path from which you can, and retrieve the deepest feelings of security, compassion, possible for you as you are. </text:span></text:p>
      <text:p text:style-name="P44">Compassion that actually helps springs from humility. Humility that is actually humble springs from security. Security that is actually secure springs from calmness. Calmness that is actually calm springs from a low breath. And the low breath springs from deliberate awareness. What goes along with this low breath, you will ask. And from that first question your journey begins. At the low, lowly breath.</text:p>
      <text:p text:style-name="P24"><text:span text:style-name="T9">What you're thinking, have been thinking--that this book would really help your friend, enemy, frienemy, family, or acquaintence. But you are thinking of recommending a book you haven't yet finished. This means you still have more of yourself to fix before you go recommending any book to anyone--much less a book as confronting as this one is. If you have found the softness of your heart between these pages, don't you think a big reason is because of </text:span><text:span text:style-name="T8">how</text:span><text:span text:style-name="T9"> you found this book and not just because of what is inside? Context is king, and if you push this book on someone else, then you've killed that king. Do recreate the conditions by which you found this book for others if you want them to also find the softness in their own hearts as you have. But push this book on others and know you have learned nothing--nothing between these pages. Nothing.</text:span></text:p>
      <text:p text:style-name="P44">Failure. This is not the life you wanted, not the life you worked so hard for, not the life you planned. Everything changes, and so do you. Don't you see that the mistakes you made--or the mistakes other people made for you--are just common. No matter how "smart" you are or how "hardworking" you are, Not getting what you strive for is par for the course in this life. The true person who thrives despite will always look the situation square in the eye, fear or none, and accept the project of editing life until it suits her wants a bit better. And then a bit better still. Ever staring into the eyes of the situation, ever accepting. Ever soft. Ever taking sustainence from the organic smile of those soft people around her. For the coarse are too easy to please by slicing off your own arm and too easy to anger by refusing <text:soft-page-break/>to do so. Pleasing the soft ones is ever more rewarding, more satisfying, and ripples out further into the worlds you'll never know and never know of. As it should be.</text:p>
      <text:p text:style-name="P44">Cultivate the skill of being the backstage for others. To understand others as well as they understand themselves. As best you can. </text:p>
      <text:p text:style-name="P44"/>
      <text:p text:style-name="P45">There is the Confucian side of me that says relationships are the alpha and omega of morality, and there is the universalist in me who says that goodness should be spread far and wide, first and foremost. On one side the emphasis is liberation over harmony. On the other harmony over liberation. <text:s/>how do you keep liberation permenant or keep it from fully inverting or re-manifesting? <text:s/>w/o liberation, how can you defend the system or your place in it at all?</text:p>
      <text:p text:style-name="P45">But it would be like a person like me to champion harmony at all, no? No?</text:p>
      <text:p text:style-name="P45"/>
      <text:p text:style-name="P45">bell hook. Of course you're right. Patriarchal masculinity is the enemy. Few dispute the violent evil that is the patriarchy, but why can few see that adopting patriarchal masculinity and claiming, fighting for the right to enforce patriarchal masculinity, is not a destruction of the patriarchy but rather an evolution into a more resilient and more dangerous form with greater longevity to more firmly place its foundations at the base of our very society and culture? Just as "colorblindness" increased the insideousnesss of racism, patriarchical masculinity, if not identified as the enemy, will surely only grow two more heads in the end. Deliberate thought and observation must win over knee-jerk morality. Your thoughtfulness must win or all may be lost. Your thoughtfulness must win.</text:p>
      <text:p text:style-name="P45">Anxiety. I know you, friend. I know you serve me to make sure I am okay when I don't fully percieve or understand something I should fear. Thank you for your service to me in this life thusfar. You have saved me from many things I still can't fully know or understand. I know I <text:s/>resist you sometimes. There are many things in this world I can definitely run away from, and of course you are not one of those things. You, I take as a friend and a bodyguard. Don't hesistate to call out to me when you feel you need to. I know you are here for me and want the best for me. I accept you as you are, not as I may wish you to be. Welcome to my house. Please treat it as your own, dear friend. I will get out of your way--try to get out of your way--when you are doing your duty. Your only duty. Your one duty. Take care.</text:p>
      <text:p text:style-name="P25"><text:span text:style-name="T9">M</text:span><text:span text:style-name="T15">artin Buber. Thank you for your gifts to me and all of us. You are truly a saint to us, and I hope your ideas continue to influence and grow from here and into all of time. If this is the second Axial Age, you deserve to be a prophet whose name will never disappear into time. Just a humble philosopher with a pen and a large dab of compassion. Take your abstract audacity and change the world right under its own feet so that everyone thinks it occurred spontaneously, but you and I will know that you did nothing and yet everything was accomplished.</text:span></text:p>
      <text:p text:style-name="P46">Xi Jinping. Why the fuck does your goddamn Han supremacy have to fuck up your own understanding of your own goddamn culture?! Mengzi wasn't condemning non-Han peoples--he was condeming non-cultured peoples! The 汉国 hadn't even started yet when Mengzi wrote his philosophy, and you've just destroyed his beautiful philosophy for your own fascist and tribalistic ends. What the fuck and I going to do with you? How can I respect you when you say you love your culture and then make it so inaccessible to the common person that I'm not even allowed to say I goddamn enjoy it! What the fuck is that. How do you so efficiently crush all I loved in your country and culture? My loves all turned against me in your paranoid fascist hellscape of a "civilization." The "urbanite" among you is absolutely the worst. The best application of "the Emperor's New Clothes" story come to life.</text:p>
      <text:p text:style-name="P46"><text:soft-page-break/><text:tab/>宁生而曳尾涂中。This is what I tell myself to get to sleep at night, but really, all that wasted effort. Wasted on your evil fascist ideology. Han supremacy. Fuck that and fuck you. Learn your own goddamn philosophy. Find the goddamn 道 for the love of god. 宁生而曳尾涂中。大知闲闲，小知间间。宁生而曳尾涂中。</text:p>
      <text:p text:style-name="P46">Xi. I believe this is war between you and me. Good luck my friend. You'll need it.</text:p>
      <text:p text:style-name="P46">Schroeder. Thank you for passing Buddhist philosophy onto me and arguing for Buddhist metapraxis. Compassion and awareness truly are the gifts of Buddhism on the world. And without you, I would've never known. Before I strayed from my path, you saw what satiated me, what drove me. Thank you for what you did for me. Please never stop being you. Because of you, I 宁生而曳尾涂中。Because of you, I have many of the beautiful things in my life including Thailand, philosophy, Buddhism, and the Principle of charity.</text:p>
      <text:p text:style-name="P47"/>
      <text:p text:style-name="P26"><text:span text:style-name="T10">I</text:span><text:span text:style-name="T9"> hate staring failure in the eye. I at least want some sort of self-debrief or postmortem just to know what happened. What went wrong. What I could've done to succeed or what was the true reason for failure. I think failure is fine as long as you can point to a root cause, so that you can identify what you need to improv. But with Xi's Kingdom, I still don't know for sure what it was. I think Han chauvanism was probably mostly to blame for the tactical failure along with the poor choices of schools, city, friends, etc. Strategi failure is to trust someone who is fundamentally untrustworthy and arguably narcissistic. And I stand either seeing myself as an observer, exceptional--perhaps legendary--among men, or a true angry bum. A quitter and a sour one at that.</text:span></text:p>
      <text:p text:style-name="P48"><text:tab/><text:tab/>I stand exhausted and verminified. How can I dismiss others' versions of their own stories of their own lives when mine has seen so much dismissal itself? How can I not see each person's account of her own life story as precious so that maybe one day they can pass that habit onto younger, suffering boy or girl like who I was. Maybe I can make acceptance of people's own stories of their lives a contageon in this world. Wouldn't that be nice and interesting?</text:p>
      <text:p text:style-name="P48">I think I do want to stay in this place where I feel safe and comfortable for a while. No rush, I think, for going to Taiwan. I like it here.</text:p>
      <text:p text:style-name="P48">I would like to fuck w/ Xi'ist propaganda. That'd be fun.</text:p>
      <text:p text:style-name="P48"/>
      <text:p text:style-name="P48">Leo Tolstoy. How is it I've gotten away with still never having read a book of yours? You probably are the core of my fiery ideology, and yet I remain a slave of some defunct philosopher. How is that?</text:p>
      <text:p text:style-name="P48">Michel Proust. That goes for you too. You loved deeply; you lived how I wish to. And yet I still haven't read you. How is that? Will you? Will you change my life?</text:p>
      <text:p text:style-name="P48">Thailand. I think it not incorrect that I have an unhealthy attachment to you. And for that reason, perhaps that reason alone, for which I should be planning my exit. Or at least a lot of heitioneus. Vietnam, Taiwan, Cambodia, Mayasia, Bali. Europe? Hungry? Costa Rica? Argentina? Until I can get a smart visa, I'm not sure it makes sense for me to plan to be here beyond this lease. Note to self: research smart visa more. Make no mistake, I am deeply grateful for what you have given me up through now. Security, caring. Love, even. But I must survive first. I must live first. Live.</text:p>
      <text:p text:style-name="P49">Ariel. You be you. I will seek to stand in relation to you a fully as I can, as mindfully as I can. And I hope we both feel full from the experience.</text:p>
      <text:p text:style-name="P49">Dani. Thank you for building the group and making me feel welcome. I do truly feel welcome. I feel at home there. Thank you.</text:p>
      <text:p text:style-name="P27"><text:span text:style-name="T9">Universe. I will try as best I can to help other people to feel happy and secure in their own skins, as they are. </text:span><text:span text:style-name="T16">To feel accepted, understood, allowed to be who they are on their own </text:span><text:soft-page-break/><text:span text:style-name="T16">terms. I do this in tribute to you for giving us life and possibility. For being the great maker of awe in this world. Universe, thank you for giving us this. Please help us all be kinder to ourselves, our friends, our strangers, and our bothersome people. Help us to give each other space and time as you have given each and all of us. Space and time to all who need it. Space and time as love for all. </text:span></text:p>
      <text:p text:style-name="P50"/>
      <text:p text:style-name="P50">After you have built your ladder out of your pit of nihilhism and solipcism, after you find some modicum of meaning that stays constent--more or less--in your ant-sized life, after you've climbed into the world of beauty and chaos after spending so much time in your loneliest of lonelies, make sure to burn the ladder. Burn it and rejoice in the burning. Burn it so that you never get tempted to force your own ladder into the lonely pit of another. Burn it so that no one asks to borrow it from you. Burn it so no one breaks their leg trying to come up it. You built it for you. You can tell people how you built your ladder. You can show people how to tie a step together, how to find solid wood. But you must burn the one you built let you spread your suffering willy-nilly. Love, help, but don't do others' work for them.</text:p>
      <text:p text:style-name="P50"/>
      <text:p text:style-name="P50">To you, my dear apartment. I thank you for your service housing me, keeping me safe and secure from the outside world, for giving me a place that is mine. For that reason, I honor you be cleaning you. It is by keeping you clean I demonstrate my gratefulness to you.</text:p>
      <text:p text:style-name="P50">To Mark, thank you for renting to me this beautiful corner apartment to house myself for a reasonable price, for getting back to me quickly when I have problems, for chatting with me when you might pay me no mind.</text:p>
      <text:p text:style-name="P50">To the washing machine, thank you for washing my clothes so thoroughly. It is because of you I can have clean clothes and linen. Thank you.</text:p>
      <text:p text:style-name="P50">To the hanging rack. Thank you for recieving + trying all I give you. Even drying my comforter in a few hours.</text:p>
      <text:p text:style-name="P50">To the sun. Thank you for drying my clothes so quickly and for giving me and everything else in this world possible. Every success, every awe of every being that has ever lived on this earth can only attribute that to you. I and we are grateful for all you animate, all you grow. Thank you.</text:p>
      <text:p text:style-name="P28"><text:span text:style-name="T9">To Martin Buber. Thank you for giving us your book. It breathes life and love into me and so many more of your readers. It is because of you we can break from the power-f</text:span><text:span text:style-name="T17">or-the-cave I-It relation and we can more fully, compassionately, and mindfully live.</text:span></text:p>
      <text:p text:style-name="P51">To Zhuangzi, thank you for emphasizing the value of the useless, the lowly, the emenately ordinary and humble. Thank you for reminding me the 道is indeed and always will be in the piss and the shit.</text:p>
      <text:p text:style-name="P51">To Thailand, when I came here, I was a failure to myself, my family, my career, and my friends. I had nothing, and you gave me the fertile ground to build a something. No matter what happens from here, you gave me a somewhere when I had no where, a something when I had nothing. Thank you for your universal love and generosity. Thank you for being eminently you.</text:p>
      <text:p text:style-name="P51">To Wat Pah Nanachat, thank you for taking me in, teaching me anapansati, for giving me space to be at peace, read, research, meditate, and find the wisdom, the love, the nonattachment that still drives me today in the peace I have, the love I house, the gratefulness I have. You are there, so I am here. I am grateful to you for being there and taking me in with the smallest word like it was nothing when it very much was a beautiful something.</text:p>
      <text:p text:style-name="P51">To Brendan, Thank you for always listening to me in my darkest moments, for bucking me up, for never letting me succumb to my own darkness. For being loving, understanding. Just always a truly awesome friend. I am grateful for all you do and all you are. </text:p>
      <text:p text:style-name="P51"><text:soft-page-break/>To Padit, for making and providing and growing a moderating, welcoming space, for us to meditate together. Thank you for having the generosity and determination to do that. For welcoming us all to the space. </text:p>
      <text:p text:style-name="P51">To the Dhamma, for giving me and us a path to walk mindfulness, compassion, peace, awareness, and love. Thank you for being just clear enough to be helpful + just opaque enough to never end. Or at least never end before you need to.</text:p>
      <text:p text:style-name="P51">To Zhuangzi, thank you for pushing me and us to take comfort in the humble and lowly mud and for urging us to find our humble flow. Zip Zoop, and the cow falls apart, we place our knives carefully back in the sheaths, fully satisfied and a little reluctant to move on. You show us this beautiful Path. And how can we not be grateful?</text:p>
      <text:p text:style-name="P52">I'm grateful to Goenka for teaching me my first anapana + vipassana meditations</text:p>
      <text:p text:style-name="P52">I'm grateful to the immigration lady who let me through.</text:p>
      <text:p text:style-name="P52">I'm grateful to my mat for folding back straight.</text:p>
      <text:p text:style-name="P52">I'm grateful to my buddha image for giving me a way to have the Buddha, Dhamma, and Sangha.</text:p>
      <text:p text:style-name="P52">I'm grateful to the sangha for giving me companionship and meditation.</text:p>
      <text:p text:style-name="P52">I'm grateful to the Buddha for his teachings.</text:p>
      <text:p text:style-name="P52">I'm grateful to the Dhamma for giving us a path to walk. </text:p>
      <text:p text:style-name="P52">I'm grateful to the Friese-Greene club for showing many of my favorite movies.</text:p>
      <text:p text:style-name="P52">I'm grateful to the restaurant downstairs for cooking decent food cheaply + in a good location.</text:p>
      <text:p text:style-name="P52">I'm grateful to the fan and windows for cooling me</text:p>
      <text:p text:style-name="P52">I'm grateful to Mark for giving me his fans.</text:p>
      <text:p text:style-name="P52">I'm grateful to Schroeder for teaching me about Buddhism and for writing your book</text:p>
      <text:p text:style-name="P52">I'm grateful to the universe for being a vessel for me and all beings and all humanity.</text:p>
      <text:p text:style-name="P52">I'm grateful for my teachers for teaching me how to read and to think critically.</text:p>
      <text:p text:style-name="P52"/>
      <text:p text:style-name="P52">I need to muddy myself. My prestine nature in the ____ community is not going to bring me wisdom. Then again, my determination to move like heaven, to seek to be like Cook Ding would dictate that seeking knowledge and wisdom are the paths of people bound for early death. But he makes a good point that when I present myself the way I do that it will attract the inexperienced and uncareful. He's right. In order to protect myself, changing how I present myself makes sense. I would tend to agree that even identifying as a gives a different impression than the one I want to give.</text:p>
      <text:p text:style-name="P52">Applying mud to my body, deliberately, so that people may understand more who I want to be percieved to be.</text:p>
      <text:p text:style-name="P52">Applying mud to my body because I have once again become too clean. Applying mud so that the wrong people don't fear me, so that the wrong people don't see me as a challenge. A jar to be uncapped. Even if I don't know what I want yet, I can know and indicate to some extent what I don't want. But I don't want to contend. Don't contend. Don't contend. Do nothing such that everything is accomplished. Do nothing yet everything is accomplished. Do nothing and everything is accomplished. Don't contend. Don't contend. Don't contend. Just don't. Don't contend. Don't contend. Even with myself--don't contend.</text:p>
      <text:p text:style-name="P52">I am such a goddamn island. I fear others so much.</text:p>
      <text:p text:style-name="P52">Drunk man will fall off the carriage unharmed.</text:p>
      <text:p text:style-name="P52"/>
      <text:p text:style-name="P52">Beware people with short memories, no matter how humble or how prestigious. The short memory shows that your personhood is only limited in their eyes. Only limited. Allow them to cross boundaries at your own risk. Beware the people with short memories.</text:p>
      <text:p text:style-name="P52"><text:soft-page-break/>Believe them when they say they're selfish, narcissistic, or unable to see you, all of you. They have no reason to say that except to speak the truth.</text:p>
      <text:p text:style-name="P29"><text:span text:style-name="T9">Beware the anti-mystics. They don't feel humbled by the world, and thus they will judge you and your </text:span><text:span text:style-name="T18">hared aes too quickly. Their skin is too rough to try to touch. Their mind all too single; their words too brittle; their awe too constrained. The anti-mystics will be the death of all beautiful things, and they will be the death of you too if you're not careful.</text:span></text:p>
      <text:p text:style-name="P53"/>
      <text:p text:style-name="P54">Is this my mud?</text:p>
      <text:p text:style-name="P54">Could I have a children's book where the character just goes around and asks different places "Are you my mud?"</text:p>
      <text:p text:style-name="P54">Climbs down and out of the temple where she's been pedastaled. Never seen mud, doesn't know what it looks or feels like.</text:p>
      <text:p text:style-name="P54">In the vein of Missing Piece and Are You My Mother.</text:p>
      <text:p text:style-name="P54">Heard of the beauty of mud but doesn't know what it is like. Incidentally finds it. Finds friends, likes it, then the mud dries up, they move on. The mud was purple, so they have a hard time finding new mud.</text:p>
      <text:p text:style-name="P54">Drag her tail in the mud.</text:p>
      <text:p text:style-name="P54">--&gt;Can I commission someone to draw it?</text:p>
      <text:p text:style-name="P54"/>
      <text:p text:style-name="P54">A large tortise is brought in, cries out for his mud, then is killed for the oracle bones. This is the inciting incident. </text:p>
      <text:p text:style-name="P54">Father tells her not to settle for just any mud. Find something with some status</text:p>
      <text:p text:style-name="P54">--&gt; borrow from Emperor's New Clothes, The Little Prince, the Odyssey</text:p>
      <text:p text:style-name="P54">Ask large tortise "how will I know if it's my mud?"</text:p>
      <text:p text:style-name="P54"><text:tab/>回答: "If it's warm and it protects you from the sun, if your love grows for all things with time, and most rightfully, if many people shun you for going into that mud, but yet you want to." "Go find your mud!"</text:p>
      <text:p text:style-name="P54">Tortise must visit land of the lotus eaters.</text:p>
      <text:p text:style-name="P54"/>
      <text:p text:style-name="P54">I'm looking for someone for whom I feel a connection. And for me that means:</text:p>
      <text:p text:style-name="P54">- Remember specific things about our interactions</text:p>
      <text:p text:style-name="P54">- can hold an interesting conversation with me</text:p>
      <text:p text:style-name="P54">Bitten by the bug of busyness. It seems I've been bitten by the bug of busyness. It seems the busyness too sweet a nectar for me. Too sweet a nectar. I can't just pass it by.</text:p>
      <text:p text:style-name="P54">I realize I may not actually be that interested in working as such a specificist. As I would likely be in Agoda.</text:p>
      <text:p text:style-name="P54">I've allowed myself to get drunk with status and the prospective of status. Allowed myself to trade hard-won peace for the rush of solving problems and being desired.</text:p>
      <text:p text:style-name="P54">I'll miss this someday. I'm not grateful enough for my youth. Not grateful enough. It won't be forever a like Nina will look at me with such desire. Not grateful enough for what I have</text:p>
      <text:p text:style-name="P54">Brendan. Thank you for the call. It was certainly what I needed.</text:p>
      <text:p text:style-name="P54">Robert. For again reminding me what actually matters to me. I don't want to be sucked into the cult of busyness. I do want a dragging-tail-in-the-mud kind of life. You know me better than I give you credit for. Yes, a life of coding 3 months out of the year and pet projects 9 months out of the year would suit me. And I dismissed what you said about DMK immigration and Iglu too quickly. I let my anxiety get the better of me. And you got in the middle of that, and I'm sorry.</text:p>
      <text:p text:style-name="P54"><text:soft-page-break/>--Your appeal to anti-rationality is so Daoist + Zhuangzist. It reminds me of the story where Zhuangzi explains how he knows the fish are happy because he sits by the Hao river. It reminds me of you.</text:p>
      <text:p text:style-name="P54">Robert. Thank you for reminding me what I care about.</text:p>
      <text:p text:style-name="P54">Nina. I guess I might try w/ you a bit if you're willing</text:p>
      <text:p text:style-name="P54"/>
      <text:p text:style-name="P30"><text:span text:style-name="T9">Busyness is just a coping mechanism for anxiety about your security. Because if things turn out all right, you can at least complain about how hard you worked despite reaching failure. You can least assure yourself that you didn't deserve the bad </text:span><text:span text:style-name="T19">outcome, and if there is a good outcome you can be assured you deserved it. Luck, circumstance, and wisdom be damned.</text:span></text:p>
      <text:p text:style-name="P55">Fear insecurity. Fear insecurity in yourself. Fear insecurity in others. The root of all evil, harm, abuse, neglect, and oppression in this world is insecurity. Internal and external. Real or imagined. Insecurity is the root enemy. No man. Only that.</text:p>
      <text:p text:style-name="P55">Spread security. Cultivate it in yourself, and fertilize security in others. Especially fertilize the uniqueness in others, for a grown-out uniqueness is the greatest source of security in anyone.</text:p>
      <text:p text:style-name="P55">Find that role in life where you are both unique and useful. Never settle for just one.</text:p>
      <text:p text:style-name="P55">Beware those who don't sleep. They are the predisposed to insecurity.</text:p>
      <text:p text:style-name="P55"/>
      <text:p text:style-name="P55">Heavens. You give me so much + you achieve so much by doing nothing. How can I gain the inevitability, the peaceful flow that is your way? How can I gain the power, the wisdom, the unconventional joy of your way of existing?</text:p>
      <text:p text:style-name="P55">Meera. Thank you for your Carsian touch. I think I am better off for it. I think.</text:p>
      <text:p text:style-name="P55">Katrina. Thank you for inviting me to the pub quiz. Sounds like fun. Sounds great.</text:p>
      <text:p text:style-name="P55">Code. Thank you for giving me some great problems to solve. It gives me such joy to dive in and figure out how to get you to work in beautiful ways.</text:p>
      <text:p text:style-name="P55">Food. Flossing. Didn't miss you. Painful, you are. Painful</text:p>
      <text:p text:style-name="P55">_____. I don't know what to say to you or about you.</text:p>
      <text:p text:style-name="P55"/>
      <text:p text:style-name="P55">Story about Satan</text:p>
      <text:p text:style-name="P55">Satan is clearly an insecure narcissist. That is what causes others to feel insecure and act selfishly and horribly. The story would follow Satan in a single day, spreading insecurity to everyone around.</text:p>
      <text:p text:style-name="P55"/>
      <text:p text:style-name="P55">Honor memory. Collect them; treasure them. Those who run low on memories run low on security, compassion, and hearty laughter. Let the memory be your liberation, your uniqueness, your continuity. Without keeping your memories precious, how can you ever know yourself. And if you never know yourself, how can you know others who lack power over you? If you never know yourself, how can you take care of yourself? And if you never take care of yourself, how can you care for other people? If you never know yourself, how can you liberate yourself? And if you never liberate yourself, how can you liberate those you love from their unwanted bonds? Collect memories, treasure memories, for you will find memory to be the cornerstone of your survival in the world. And without hearty sleep, how can you collect memories? Without treating people as particulars, how can you know them, how can you share and care for them at all?</text:p>
      <text:p text:style-name="P55">Sometimes the lemon just needs some salt before it will go down easily. Some people eat lemon and salt, just those two, for recreation. If they do it for recreation, certainly you can learn to use it for survival.</text:p>
      <text:p text:style-name="P55"><text:soft-page-break/>To survive is not the greatest good; it's not even a mid-level good. But it is the most basic of good. To continue having the ability to act, even if that ability is abdicated time and again,--to continue having the ability to act is the most basic good on earth. To keep your own ability to act--to survive--is your first, most basic need. To keep others' ability to act--others who have no power over you--is your second, most basic duty. For the game must continue. The game must continue,--come hell or highwind, come bondage, come ecstacy, come debt--the game must continue and all players must survive. If at least for just another day. All players must survive. Let life, let survival be the first, most basic good. It is whether you know or not. Survival is oxygen. Survival is oxygen.</text:p>
      <text:p text:style-name="P55">You think the space between you and others is so vast. You think you are an island--whether willful or unwillful--but you are more a part of those around you that you can ever know. Where does the self end and the next self begin? What is the eternal, essential part of you that makes you yourself? What is it that ultimately separates you from her? Whatever you try to point out, that too is not yourself--not essentially not eternally. Same for her. Nothing ultimately makes you you. Nothing ultimately makes her her. So rejoice in the glorious ambiguity that is self as we experience it. Both togetherness and separateness are themselves delusion. Delusions we can shake off in our clearest moments. Like a newly shined mirror or a pond, newly calm after a storm. Watch. Watch as your delusions arise and drop away. Like a misquito bit. Those delusions, themselves lack eternal, essential self. They will also arise, sustain, and drop away. Like all things in this world. Like all things.</text:p>
      <text:p text:style-name="P31"><text:span text:style-name="T9">This is why you mustn't judge the flaws a delusions of others. This is why. Because you too--even you--are deluded. Today, this moment. Irrationality already rules your mind. Just as you must be kind to others for their delusions, you must also be kind to yourself for the delusions that take refuge in you. For if you are not kind, then you won't accept those delusions as delusions, and you won't accept those delusions as part of yourself. And then you will judge and scorn whoever or whatever showed your own delusions to you. And the cycle of delusion will only become more ingrained. Delusion will become no longer a mere part of your self. Be</text:span><text:span text:style-name="T20"> kind to others for their delusions; be kind to yourself for you delusions. There is no other path for being a vessel for some good in this world. Radical acceptance is the only path to not allowing delusions rule yourself and others.</text:span></text:p>
      <text:p text:style-name="P56">It's not easy to take joy in the luck and success of others, but it will always be the lazy one's path to the destruction of suffering in oneself.</text:p>
      <text:p text:style-name="P56">Dragging your tail in the mud means living the outwardly messy, inwardly orderly life. You go in the direction the cool mud sludges toward; You remain in the mud because it is your place, no matter how much the other turtles beg you to live the obvious life, the ostentatiously "safe" path. But do that--live the "safe" lefore and you will find yourself in danger for sure. Torn limb-from-limb like the useful trees--the apple, the pine, the citron--Your life cut short from what heaven had given you. Usefulness for usefulness' sake--usefulness without corresponding uniqueness--is the dangerous path. It's the path that will lead to early death for sure. Be the hulking useless tree that can protect a thousand oxen from the rain. Grow ugly with your collection of memories. Grow ugly and strong. Grow a uselessness that is very useful to you. Do it or die. Do it or make your usual deal with Satan like you and everyone else. Do it or lose everything in yourself that you have. For all the devil wants to do is separate you from what you love. Because that is all it take to cause your soul's light to flicker out. The devil only wants to separate you from what you love, what gives you passion, from what makes you feel the breath flowing through your nostrils. Don't make deals with the devil, and try to give others another option besides making that goddamn deal. The devil know to feed your delusions, your insecurity, all he needs to do is separate you from what you love, to make you doubt your memories, to make you feel you <text:soft-page-break/>simultaineously don't deserve anything and are entitled to everything. To simultaniously want to help everyone and to be entitled to what ever help you feel you need to be entitled to a stranger's ear.</text:p>
      <text:p text:style-name="P56">Depth. Fear that without texture, and that with too much texture. Neither is natural; both are dangerous</text:p>
      <text:p text:style-name="P56">Don't let it rule you, but do listen to your irrationality. It knows things you don't. It knows you better than you do. Listen to your irrationality. Don't let it rule you.</text:p>
      <text:p text:style-name="P56">The lotus wouldn't be beautiful or even notable if it sprang up anywhere but in the mud. A lotus without its mud looks naked and pale like it's about to catch cold. Don't seek to be a lotus in pristine and don't dare seek to be a pristine lotus. A lotus without mud is not a lotus, and mud is the perfect condition for a lotus to suddenly grow. As if without cause. Seek to be a lotus in the mud.</text:p>
      <text:p text:style-name="P56">But seek to grow. If the mud is poisoned, neither the lotus nor anything can survive. Your first, basic need is to survive. But in the mud. In the mud.</text:p>
      <text:p text:style-name="P56"/>
      <text:p text:style-name="P56"/>
      <text:p text:style-name="P56"/>
      <text:p text:style-name="P47"/>
      <text:p text:style-name="P81"/>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3:48:17.649497910</meta:creation-date>
    <dc:date>2020-01-14T14:42:54.954180100</dc:date>
    <meta:editing-duration>PT22H21M11S</meta:editing-duration>
    <meta:editing-cycles>8</meta:editing-cycles>
    <meta:generator>LibreOffice/6.1.6.3$Linux_X86_64 LibreOffice_project/5896ab1714085361c45cf540f76f60673dd96a72</meta:generator>
    <meta:document-statistic meta:table-count="0" meta:image-count="0" meta:object-count="0" meta:page-count="28" meta:paragraph-count="309" meta:word-count="18119" meta:character-count="99637" meta:non-whitespace-character-count="81879"/>
  </office:meta>
</office:document-meta>
</file>